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25.8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1mm"/>
    </style:style>
    <style:style style:name="co5" style:family="table-column">
      <style:table-column-properties fo:break-before="auto" style:column-width="39.53mm"/>
    </style:style>
    <style:style style:name="co6" style:family="table-column">
      <style:table-column-properties fo:break-before="auto" style:column-width="25.54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39.67mm"/>
    </style:style>
    <style:style style:name="co9" style:family="table-column">
      <style:table-column-properties fo:break-before="auto" style:column-width="18.19mm"/>
    </style:style>
    <style:style style:name="co10" style:family="table-column">
      <style:table-column-properties fo:break-before="auto" style:column-width="22.81mm"/>
    </style:style>
    <style:style style:name="co11" style:family="table-column">
      <style:table-column-properties fo:break-before="auto" style:column-width="20.53mm"/>
    </style:style>
    <style:style style:name="co12" style:family="table-column">
      <style:table-column-properties fo:break-before="auto" style:column-width="35.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99"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Normal_20_2" style:data-style-name="N10113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fo:background-color="#ffff99"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3">
      <style:table-cell-properties fo:background-color="#ffff99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123">
      <style:table-cell-properties fo:background-color="#ffff99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ccff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fo:background-color="#cc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fo:background-color="#cc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ccff00"/>
    </style:style>
    <style:style style:name="ce16" style:family="table-cell" style:parent-style-name="Default" style:data-style-name="N124">
      <style:table-cell-properties fo:background-color="#cc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93.87mm" svg:height="103.87mm" svg:x="437.1mm" svg:y="141.78mm">
            <loext:p draw:notify-on-update-of-ranges="Tabelle1.A3:Tabelle1.A40 Tabelle1.E2:Tabelle1.E2 Tabelle1.E3:Tabelle1.E40 Tabelle1.P2:Tabelle1.P2 Tabelle1.P3:Tabelle1.P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436.05mm" svg:y="41.22mm">
            <loext:p draw:notify-on-update-of-ranges="Tabelle1.A3:Tabelle1.A40 Tabelle1.E2:Tabelle1.E2 Tabelle1.E3:Tabelle1.E40 Tabelle1.N2:Tabelle1.N2 Tabelle1.N3:Tabelle1.N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4" table:default-cell-style-name="ce15"/>
        <table:table-column table:style-name="co9" table:default-cell-style-name="ce15"/>
        <table:table-column table:style-name="co4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3" table:default-cell-style-name="ce15"/>
        <table:table-row table:style-name="ro1">
          <table:table-cell table:style-name="ce1" office:value-type="string" calcext:value-type="string">
            <text:p>Unvaxxed</text:p>
          </table:table-cell>
          <table:table-cell table:style-name="ce4"/>
          <table:table-cell table:style-name="ce6" table:number-columns-repeated="2"/>
          <table:table-cell table:style-name="ce9"/>
          <table:table-cell table:style-name="ce11" office:value-type="string" calcext:value-type="string">
            <text:p>Vaxxed &lt; 21d</text:p>
          </table:table-cell>
          <table:table-cell table:style-name="ce11"/>
          <table:table-cell table:style-name="ce11" office:value-type="string" calcext:value-type="string">
            <text:p>Vaxxed &gt;21d 1st dose</text:p>
          </table:table-cell>
          <table:table-cell table:style-name="ce11"/>
          <table:table-cell table:style-name="ce11" office:value-type="string" calcext:value-type="string">
            <text:p>2nd dose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 table:style-name="ce1" office:value-type="string" calcext:value-type="string">
            <text:p>Week ending</text:p>
          </table:table-cell>
          <table:table-cell table:style-name="ce4" office:value-type="string" calcext:value-type="string">
            <text:p>Week number</text:p>
          </table:table-cell>
          <table:table-cell table:style-name="ce6" office:value-type="string" calcext:value-type="string">
            <text:p>Number of deaths (unvaxxed)</text:p>
          </table:table-cell>
          <table:table-cell table:style-name="ce6" office:value-type="string" calcext:value-type="string">
            <text:p>Population</text:p>
          </table:table-cell>
          <table:table-cell table:style-name="ce9" office:value-type="string" calcext:value-type="string">
            <text:p>Death rate (unvaxxed)</text:p>
          </table:table-cell>
          <table:table-cell table:style-name="ce12" office:value-type="string" calcext:value-type="string">
            <text:p>Number of deaths</text:p>
          </table:table-cell>
          <table:table-cell table:style-name="ce12" office:value-type="string" calcext:value-type="string">
            <text:p>Population</text:p>
          </table:table-cell>
          <table:table-cell table:style-name="ce12" office:value-type="string" calcext:value-type="string">
            <text:p>Number of deaths</text:p>
          </table:table-cell>
          <table:table-cell table:style-name="ce12" office:value-type="string" calcext:value-type="string">
            <text:p>Population</text:p>
          </table:table-cell>
          <table:table-cell table:style-name="ce12" office:value-type="string" calcext:value-type="string">
            <text:p>Number of deaths</text:p>
          </table:table-cell>
          <table:table-cell table:style-name="ce12" office:value-type="string" calcext:value-type="string">
            <text:p>Population</text:p>
          </table:table-cell>
          <table:table-cell table:style-name="ce12" office:value-type="string" calcext:value-type="string">
            <text:p>Number of deaths (vaxxed)</text:p>
          </table:table-cell>
          <table:table-cell office:value-type="string" calcext:value-type="string">
            <text:p>Population total vaxxed</text:p>
          </table:table-cell>
          <table:table-cell office:value-type="string" calcext:value-type="string">
            <text:p>Death rate (vaxxed) on partial population</text:p>
          </table:table-cell>
          <table:table-cell office:value-type="string" calcext:value-type="string">
            <text:p>Population total</text:p>
          </table:table-cell>
          <table:table-cell office:value-type="string" calcext:value-type="string">
            <text:p>Death rate (vaxxed)</text:p>
          </table:table-cell>
        </table:table-row>
        <table:table-row table:style-name="ro1">
          <table:table-cell table:style-name="ce2" office:value-type="date" office:date-value="2021-01-08" calcext:value-type="date">
            <text:p>08. Jan 2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4795" calcext:value-type="float">
            <text:p>4.795</text:p>
          </table:table-cell>
          <table:table-cell table:style-name="ce7" office:value-type="float" office:value="37800436" calcext:value-type="float">
            <text:p>37.800.436</text:p>
          </table:table-cell>
          <table:table-cell table:style-name="ce10" table:formula="of:=[.C3]/[.O3]" office:value-type="percentage" office:value="0.000121829325118895" calcext:value-type="percentage">
            <text:p>0,01218%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200818" calcext:value-type="float">
            <text:p>1.200.818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89050" calcext:value-type="float">
            <text:p>89.05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68036" calcext:value-type="float">
            <text:p>268.036</text:p>
          </table:table-cell>
          <table:table-cell table:formula="of:=[.J3]+[.H3]+[.F3]" office:value-type="float" office:value="195" calcext:value-type="float">
            <text:p>195</text:p>
          </table:table-cell>
          <table:table-cell table:formula="of:=[.K3]+[.I3]+[.G3]" office:value-type="float" office:value="1557904" calcext:value-type="float">
            <text:p>1557904</text:p>
          </table:table-cell>
          <table:table-cell table:style-name="ce16" table:formula="of:=[.L3]/[.M3]" office:value-type="percentage" office:value="0.000125168174675718" calcext:value-type="percentage">
            <text:p>0,012517%</text:p>
          </table:table-cell>
          <table:table-cell table:formula="of:=[.M3]+[.D3]" office:value-type="float" office:value="39358340" calcext:value-type="float">
            <text:p>39358340</text:p>
          </table:table-cell>
          <table:table-cell table:style-name="ce16" table:formula="of:=[.L3]/[.O3]" office:value-type="percentage" office:value="0.0000049544772467538" calcext:value-type="percentage">
            <text:p>0,000495%</text:p>
          </table:table-cell>
        </table:table-row>
        <table:table-row table:style-name="ro1">
          <table:table-cell table:style-name="ce2" office:value-type="date" office:date-value="2021-01-15" calcext:value-type="date">
            <text:p>15. Jan 2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6101" calcext:value-type="float">
            <text:p>6.101</text:p>
          </table:table-cell>
          <table:table-cell table:style-name="ce8" office:value-type="float" office:value="36506913" calcext:value-type="float">
            <text:p>36.506.913</text:p>
          </table:table-cell>
          <table:table-cell table:style-name="ce10" table:formula="of:=[.C4]/[.O4]" office:value-type="percentage" office:value="0.000155022781310447" calcext:value-type="percentage">
            <text:p>0,01550%</text:p>
          </table:table-cell>
          <table:table-cell table:style-name="ce14" office:value-type="float" office:value="310" calcext:value-type="float">
            <text:p>310</text:p>
          </table:table-cell>
          <table:table-cell table:style-name="ce14" office:value-type="float" office:value="2112643" calcext:value-type="float">
            <text:p>2.112.643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335334" calcext:value-type="float">
            <text:p>335.334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400616" calcext:value-type="float">
            <text:p>400.616</text:p>
          </table:table-cell>
          <table:table-cell table:formula="of:=[.J4]+[.H4]+[.F4]" office:value-type="float" office:value="507" calcext:value-type="float">
            <text:p>507</text:p>
          </table:table-cell>
          <table:table-cell table:formula="of:=[.K4]+[.I4]+[.G4]" office:value-type="float" office:value="2848593" calcext:value-type="float">
            <text:p>2848593</text:p>
          </table:table-cell>
          <table:table-cell table:style-name="ce16" table:formula="of:=[.L4]/[.M4]" office:value-type="percentage" office:value="0.00017798260404347" calcext:value-type="percentage">
            <text:p>0,017798%</text:p>
          </table:table-cell>
          <table:table-cell table:formula="of:=[.M4]+[.D4]" office:value-type="float" office:value="39355506" calcext:value-type="float">
            <text:p>39355506</text:p>
          </table:table-cell>
          <table:table-cell table:style-name="ce16" table:formula="of:=[.L4]/[.O4]" office:value-type="percentage" office:value="0.0000128825684517943" calcext:value-type="percentage">
            <text:p>0,001288%</text:p>
          </table:table-cell>
        </table:table-row>
        <table:table-row table:style-name="ro1">
          <table:table-cell table:style-name="ce2" office:value-type="date" office:date-value="2021-01-22" calcext:value-type="date">
            <text:p>22. Jan 21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6580" calcext:value-type="float">
            <text:p>6.580</text:p>
          </table:table-cell>
          <table:table-cell table:style-name="ce8" office:value-type="float" office:value="34731280" calcext:value-type="float">
            <text:p>34.731.280</text:p>
          </table:table-cell>
          <table:table-cell table:style-name="ce10" table:formula="of:=[.C5]/[.O5]" office:value-type="percentage" office:value="0.000167212712740376" calcext:value-type="percentage">
            <text:p>0,01672%</text:p>
          </table:table-cell>
          <table:table-cell table:style-name="ce14" office:value-type="float" office:value="600" calcext:value-type="float">
            <text:p>600</text:p>
          </table:table-cell>
          <table:table-cell table:style-name="ce14" office:value-type="float" office:value="3642079" calcext:value-type="float">
            <text:p>3.642.079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570496" calcext:value-type="float">
            <text:p>570.496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407220" calcext:value-type="float">
            <text:p>407.220</text:p>
          </table:table-cell>
          <table:table-cell table:formula="of:=[.J5]+[.H5]+[.F5]" office:value-type="float" office:value="887" calcext:value-type="float">
            <text:p>887</text:p>
          </table:table-cell>
          <table:table-cell table:formula="of:=[.K5]+[.I5]+[.G5]" office:value-type="float" office:value="4619795" calcext:value-type="float">
            <text:p>4619795</text:p>
          </table:table-cell>
          <table:table-cell table:style-name="ce16" table:formula="of:=[.L5]/[.M5]" office:value-type="percentage" office:value="0.000191999861465714" calcext:value-type="percentage">
            <text:p>0,019200%</text:p>
          </table:table-cell>
          <table:table-cell table:formula="of:=[.M5]+[.D5]" office:value-type="float" office:value="39351075" calcext:value-type="float">
            <text:p>39351075</text:p>
          </table:table-cell>
          <table:table-cell table:style-name="ce16" table:formula="of:=[.L5]/[.O5]" office:value-type="percentage" office:value="0.0000225406802736647" calcext:value-type="percentage">
            <text:p>0,002254%</text:p>
          </table:table-cell>
        </table:table-row>
        <table:table-row table:style-name="ro1">
          <table:table-cell table:style-name="ce2" office:value-type="date" office:date-value="2021-01-29" calcext:value-type="date">
            <text:p>29. Jan 21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5177" calcext:value-type="float">
            <text:p>5.177</text:p>
          </table:table-cell>
          <table:table-cell table:style-name="ce8" office:value-type="float" office:value="32890454" calcext:value-type="float">
            <text:p>32.890.454</text:p>
          </table:table-cell>
          <table:table-cell table:style-name="ce10" table:formula="of:=[.C6]/[.O6]" office:value-type="percentage" office:value="0.00013157701778262" calcext:value-type="percentage">
            <text:p>0,01316%</text:p>
          </table:table-cell>
          <table:table-cell table:style-name="ce14" office:value-type="float" office:value="995" calcext:value-type="float">
            <text:p>995</text:p>
          </table:table-cell>
          <table:table-cell table:style-name="ce14" office:value-type="float" office:value="4899987" calcext:value-type="float">
            <text:p>4.899.987</text:p>
          </table:table-cell>
          <table:table-cell table:style-name="ce14" office:value-type="float" office:value="341" calcext:value-type="float">
            <text:p>341</text:p>
          </table:table-cell>
          <table:table-cell table:style-name="ce14" office:value-type="float" office:value="1143547" calcext:value-type="float">
            <text:p>1.143.547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411789" calcext:value-type="float">
            <text:p>411.789</text:p>
          </table:table-cell>
          <table:table-cell table:formula="of:=[.J6]+[.H6]+[.F6]" office:value-type="float" office:value="1361" calcext:value-type="float">
            <text:p>1361</text:p>
          </table:table-cell>
          <table:table-cell table:formula="of:=[.K6]+[.I6]+[.G6]" office:value-type="float" office:value="6455323" calcext:value-type="float">
            <text:p>6455323</text:p>
          </table:table-cell>
          <table:table-cell table:style-name="ce16" table:formula="of:=[.L6]/[.M6]" office:value-type="percentage" office:value="0.000210833756885597" calcext:value-type="percentage">
            <text:p>0,021083%</text:p>
          </table:table-cell>
          <table:table-cell table:formula="of:=[.M6]+[.D6]" office:value-type="float" office:value="39345777" calcext:value-type="float">
            <text:p>39345777</text:p>
          </table:table-cell>
          <table:table-cell table:style-name="ce16" table:formula="of:=[.L6]/[.O6]" office:value-type="percentage" office:value="0.0000345907516326339" calcext:value-type="percentage">
            <text:p>0,003459%</text:p>
          </table:table-cell>
        </table:table-row>
        <table:table-row table:style-name="ro1">
          <table:table-cell table:style-name="ce2" office:value-type="date" office:date-value="2021-02-05" calcext:value-type="date">
            <text:p>05. Feb 2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3532" calcext:value-type="float">
            <text:p>3.532</text:p>
          </table:table-cell>
          <table:table-cell table:style-name="ce8" office:value-type="float" office:value="30995358" calcext:value-type="float">
            <text:p>30.995.358</text:p>
          </table:table-cell>
          <table:table-cell table:style-name="ce10" table:formula="of:=[.C7]/[.O7]" office:value-type="percentage" office:value="0.0000897769109849218" calcext:value-type="percentage">
            <text:p>0,00898%</text:p>
          </table:table-cell>
          <table:table-cell table:style-name="ce14" office:value-type="float" office:value="798" calcext:value-type="float">
            <text:p>798</text:p>
          </table:table-cell>
          <table:table-cell table:style-name="ce14" office:value-type="float" office:value="5504274" calcext:value-type="float">
            <text:p>5.504.274</text:p>
          </table:table-cell>
          <table:table-cell table:style-name="ce14" office:value-type="float" office:value="752" calcext:value-type="float">
            <text:p>752</text:p>
          </table:table-cell>
          <table:table-cell table:style-name="ce14" office:value-type="float" office:value="2420419" calcext:value-type="float">
            <text:p>2.420.41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421913" calcext:value-type="float">
            <text:p>421.913</text:p>
          </table:table-cell>
          <table:table-cell table:formula="of:=[.J7]+[.H7]+[.F7]" office:value-type="float" office:value="1568" calcext:value-type="float">
            <text:p>1568</text:p>
          </table:table-cell>
          <table:table-cell table:formula="of:=[.K7]+[.I7]+[.G7]" office:value-type="float" office:value="8346606" calcext:value-type="float">
            <text:p>8346606</text:p>
          </table:table-cell>
          <table:table-cell table:style-name="ce16" table:formula="of:=[.L7]/[.M7]" office:value-type="percentage" office:value="0.000187860790361975" calcext:value-type="percentage">
            <text:p>0,018786%</text:p>
          </table:table-cell>
          <table:table-cell table:formula="of:=[.M7]+[.D7]" office:value-type="float" office:value="39341964" calcext:value-type="float">
            <text:p>39341964</text:p>
          </table:table-cell>
          <table:table-cell table:style-name="ce16" table:formula="of:=[.L7]/[.O7]" office:value-type="percentage" office:value="0.0000398556615018" calcext:value-type="percentage">
            <text:p>0,003986%</text:p>
          </table:table-cell>
        </table:table-row>
        <table:table-row table:style-name="ro1">
          <table:table-cell table:style-name="ce2" office:value-type="date" office:date-value="2021-02-12" calcext:value-type="date">
            <text:p>12. Feb 21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2430" calcext:value-type="float">
            <text:p>2.430</text:p>
          </table:table-cell>
          <table:table-cell table:style-name="ce8" office:value-type="float" office:value="28931537" calcext:value-type="float">
            <text:p>28.931.537</text:p>
          </table:table-cell>
          <table:table-cell table:style-name="ce10" table:formula="of:=[.C8]/[.O8]" office:value-type="percentage" office:value="0.0000617699783111117" calcext:value-type="percentage">
            <text:p>0,00618%</text:p>
          </table:table-cell>
          <table:table-cell table:style-name="ce14" office:value-type="float" office:value="442" calcext:value-type="float">
            <text:p>442</text:p>
          </table:table-cell>
          <table:table-cell table:style-name="ce14" office:value-type="float" office:value="5798249" calcext:value-type="float">
            <text:p>5.798.249</text:p>
          </table:table-cell>
          <table:table-cell table:style-name="ce14" office:value-type="float" office:value="885" calcext:value-type="float">
            <text:p>885</text:p>
          </table:table-cell>
          <table:table-cell table:style-name="ce14" office:value-type="float" office:value="4173806" calcext:value-type="float">
            <text:p>4.173.80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435907" calcext:value-type="float">
            <text:p>435.907</text:p>
          </table:table-cell>
          <table:table-cell table:formula="of:=[.J8]+[.H8]+[.F8]" office:value-type="float" office:value="1344" calcext:value-type="float">
            <text:p>1344</text:p>
          </table:table-cell>
          <table:table-cell table:formula="of:=[.K8]+[.I8]+[.G8]" office:value-type="float" office:value="10407962" calcext:value-type="float">
            <text:p>10407962</text:p>
          </table:table-cell>
          <table:table-cell table:style-name="ce16" table:formula="of:=[.L8]/[.M8]" office:value-type="percentage" office:value="0.000129131908821343" calcext:value-type="percentage">
            <text:p>0,012913%</text:p>
          </table:table-cell>
          <table:table-cell table:formula="of:=[.M8]+[.D8]" office:value-type="float" office:value="39339499" calcext:value-type="float">
            <text:p>39339499</text:p>
          </table:table-cell>
          <table:table-cell table:style-name="ce16" table:formula="of:=[.L8]/[.O8]" office:value-type="percentage" office:value="0.0000341641361523186" calcext:value-type="percentage">
            <text:p>0,003416%</text:p>
          </table:table-cell>
        </table:table-row>
        <table:table-row table:style-name="ro1">
          <table:table-cell table:style-name="ce2" office:value-type="date" office:date-value="2021-02-19" calcext:value-type="date">
            <text:p>19. Feb 21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float" office:value="1635" calcext:value-type="float">
            <text:p>1.635</text:p>
          </table:table-cell>
          <table:table-cell table:style-name="ce8" office:value-type="float" office:value="27015114" calcext:value-type="float">
            <text:p>27.015.114</text:p>
          </table:table-cell>
          <table:table-cell table:style-name="ce10" table:formula="of:=[.C9]/[.O9]" office:value-type="percentage" office:value="0.0000415622589674959" calcext:value-type="percentage">
            <text:p>0,00416%</text:p>
          </table:table-cell>
          <table:table-cell table:style-name="ce14" office:value-type="float" office:value="216" calcext:value-type="float">
            <text:p>216</text:p>
          </table:table-cell>
          <table:table-cell table:style-name="ce14" office:value-type="float" office:value="5880625" calcext:value-type="float">
            <text:p>5.880.625</text:p>
          </table:table-cell>
          <table:table-cell table:style-name="ce14" office:value-type="float" office:value="967" calcext:value-type="float">
            <text:p>967</text:p>
          </table:table-cell>
          <table:table-cell table:style-name="ce14" office:value-type="float" office:value="5989181" calcext:value-type="float">
            <text:p>5.989.181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453654" calcext:value-type="float">
            <text:p>453.654</text:p>
          </table:table-cell>
          <table:table-cell table:formula="of:=[.J9]+[.H9]+[.F9]" office:value-type="float" office:value="1208" calcext:value-type="float">
            <text:p>1208</text:p>
          </table:table-cell>
          <table:table-cell table:formula="of:=[.K9]+[.I9]+[.G9]" office:value-type="float" office:value="12323460" calcext:value-type="float">
            <text:p>12323460</text:p>
          </table:table-cell>
          <table:table-cell table:style-name="ce16" table:formula="of:=[.L9]/[.M9]" office:value-type="percentage" office:value="0.0000980244184668916" calcext:value-type="percentage">
            <text:p>0,009802%</text:p>
          </table:table-cell>
          <table:table-cell table:formula="of:=[.M9]+[.D9]" office:value-type="float" office:value="39338574" calcext:value-type="float">
            <text:p>39338574</text:p>
          </table:table-cell>
          <table:table-cell table:style-name="ce16" table:formula="of:=[.L9]/[.O9]" office:value-type="percentage" office:value="0.0000307077729863823" calcext:value-type="percentage">
            <text:p>0,003071%</text:p>
          </table:table-cell>
        </table:table-row>
        <table:table-row table:style-name="ro1">
          <table:table-cell table:style-name="ce2" office:value-type="date" office:date-value="2021-02-26" calcext:value-type="date">
            <text:p>26. Feb 21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float" office:value="1002" calcext:value-type="float">
            <text:p>1.002</text:p>
          </table:table-cell>
          <table:table-cell table:style-name="ce8" office:value-type="float" office:value="25249745" calcext:value-type="float">
            <text:p>25.249.745</text:p>
          </table:table-cell>
          <table:table-cell table:style-name="ce10" table:formula="of:=[.C10]/[.O10]" office:value-type="percentage" office:value="0.0000254714829970225" calcext:value-type="percentage">
            <text:p>0,00255%</text:p>
          </table:table-cell>
          <table:table-cell table:style-name="ce14" office:value-type="float" office:value="157" calcext:value-type="float">
            <text:p>157</text:p>
          </table:table-cell>
          <table:table-cell table:style-name="ce14" office:value-type="float" office:value="5755588" calcext:value-type="float">
            <text:p>5.755.588</text:p>
          </table:table-cell>
          <table:table-cell table:style-name="ce14" office:value-type="float" office:value="753" calcext:value-type="float">
            <text:p>753</text:p>
          </table:table-cell>
          <table:table-cell table:style-name="ce14" office:value-type="float" office:value="7821666" calcext:value-type="float">
            <text:p>7.821.66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11111" calcext:value-type="float">
            <text:p>511.111</text:p>
          </table:table-cell>
          <table:table-cell table:formula="of:=[.J10]+[.H10]+[.F10]" office:value-type="float" office:value="916" calcext:value-type="float">
            <text:p>916</text:p>
          </table:table-cell>
          <table:table-cell table:formula="of:=[.K10]+[.I10]+[.G10]" office:value-type="float" office:value="14088365" calcext:value-type="float">
            <text:p>14088365</text:p>
          </table:table-cell>
          <table:table-cell table:style-name="ce16" table:formula="of:=[.L10]/[.M10]" office:value-type="percentage" office:value="0.0000650181905423376" calcext:value-type="percentage">
            <text:p>0,006502%</text:p>
          </table:table-cell>
          <table:table-cell table:formula="of:=[.M10]+[.D10]" office:value-type="float" office:value="39338110" calcext:value-type="float">
            <text:p>39338110</text:p>
          </table:table-cell>
          <table:table-cell table:style-name="ce16" table:formula="of:=[.L10]/[.O10]" office:value-type="percentage" office:value="0.0000232853078096533" calcext:value-type="percentage">
            <text:p>0,002329%</text:p>
          </table:table-cell>
        </table:table-row>
        <table:table-row table:style-name="ro1">
          <table:table-cell table:style-name="ce2" office:value-type="date" office:date-value="2021-03-05" calcext:value-type="date">
            <text:p>05. Mrz 21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659" calcext:value-type="float">
            <text:p>659</text:p>
          </table:table-cell>
          <table:table-cell table:style-name="ce8" office:value-type="float" office:value="23783542" calcext:value-type="float">
            <text:p>23.783.542</text:p>
          </table:table-cell>
          <table:table-cell table:style-name="ce10" table:formula="of:=[.C11]/[.O11]" office:value-type="percentage" office:value="0.0000167518783965133" calcext:value-type="percentage">
            <text:p>0,00168%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5161966" calcext:value-type="float">
            <text:p>5.161.966</text:p>
          </table:table-cell>
          <table:table-cell table:style-name="ce14" office:value-type="float" office:value="550" calcext:value-type="float">
            <text:p>550</text:p>
          </table:table-cell>
          <table:table-cell table:style-name="ce14" office:value-type="float" office:value="9715264" calcext:value-type="float">
            <text:p>9.715.26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78100" calcext:value-type="float">
            <text:p>678.100</text:p>
          </table:table-cell>
          <table:table-cell table:formula="of:=[.J11]+[.H11]+[.F11]" office:value-type="float" office:value="652" calcext:value-type="float">
            <text:p>652</text:p>
          </table:table-cell>
          <table:table-cell table:formula="of:=[.K11]+[.I11]+[.G11]" office:value-type="float" office:value="15555330" calcext:value-type="float">
            <text:p>15555330</text:p>
          </table:table-cell>
          <table:table-cell table:style-name="ce16" table:formula="of:=[.L11]/[.M11]" office:value-type="percentage" office:value="0.0000419148934802412" calcext:value-type="percentage">
            <text:p>0,004191%</text:p>
          </table:table-cell>
          <table:table-cell table:formula="of:=[.M11]+[.D11]" office:value-type="float" office:value="39338872" calcext:value-type="float">
            <text:p>39338872</text:p>
          </table:table-cell>
          <table:table-cell table:style-name="ce16" table:formula="of:=[.L11]/[.O11]" office:value-type="percentage" office:value="0.0000165739373513303" calcext:value-type="percentage">
            <text:p>0,001657%</text:p>
          </table:table-cell>
        </table:table-row>
        <table:table-row table:style-name="ro1">
          <table:table-cell table:style-name="ce2" office:value-type="date" office:date-value="2021-03-12" calcext:value-type="date">
            <text:p>12. Mrz 21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391" calcext:value-type="float">
            <text:p>391</text:p>
          </table:table-cell>
          <table:table-cell table:style-name="ce8" office:value-type="float" office:value="22483857" calcext:value-type="float">
            <text:p>22.483.857</text:p>
          </table:table-cell>
          <table:table-cell table:style-name="ce10" table:formula="of:=[.C12]/[.O12]" office:value-type="percentage" office:value="0.00000993896534760667" calcext:value-type="percentage">
            <text:p>0,00099%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4546562" calcext:value-type="float">
            <text:p>4.546.562</text:p>
          </table:table-cell>
          <table:table-cell table:style-name="ce14" office:value-type="float" office:value="458" calcext:value-type="float">
            <text:p>458</text:p>
          </table:table-cell>
          <table:table-cell table:style-name="ce14" office:value-type="float" office:value="11363396" calcext:value-type="float">
            <text:p>11.363.396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946296" calcext:value-type="float">
            <text:p>946.296</text:p>
          </table:table-cell>
          <table:table-cell table:formula="of:=[.J12]+[.H12]+[.F12]" office:value-type="float" office:value="513" calcext:value-type="float">
            <text:p>513</text:p>
          </table:table-cell>
          <table:table-cell table:formula="of:=[.K12]+[.I12]+[.G12]" office:value-type="float" office:value="16856254" calcext:value-type="float">
            <text:p>16856254</text:p>
          </table:table-cell>
          <table:table-cell table:style-name="ce16" table:formula="of:=[.L12]/[.M12]" office:value-type="percentage" office:value="0.0000304338081284252" calcext:value-type="percentage">
            <text:p>0,003043%</text:p>
          </table:table-cell>
          <table:table-cell table:formula="of:=[.M12]+[.D12]" office:value-type="float" office:value="39340111" calcext:value-type="float">
            <text:p>39340111</text:p>
          </table:table-cell>
          <table:table-cell table:style-name="ce16" table:formula="of:=[.L12]/[.O12]" office:value-type="percentage" office:value="0.0000130401258908497" calcext:value-type="percentage">
            <text:p>0,001304%</text:p>
          </table:table-cell>
        </table:table-row>
        <table:table-row table:style-name="ro1">
          <table:table-cell table:style-name="ce2" office:value-type="date" office:date-value="2021-03-19" calcext:value-type="date">
            <text:p>19. Mrz 21</text:p>
          </table:table-cell>
          <table:table-cell table:style-name="ce5" office:value-type="float" office:value="11" calcext:value-type="float">
            <text:p>11</text:p>
          </table:table-cell>
          <table:table-cell table:style-name="ce7" office:value-type="float" office:value="239" calcext:value-type="float">
            <text:p>239</text:p>
          </table:table-cell>
          <table:table-cell table:style-name="ce8" office:value-type="float" office:value="20209392" calcext:value-type="float">
            <text:p>20.209.392</text:p>
          </table:table-cell>
          <table:table-cell table:style-name="ce10" table:formula="of:=[.C13]/[.O13]" office:value-type="percentage" office:value="0.00000607519654595336" calcext:value-type="percentage">
            <text:p>0,00061%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5052543" calcext:value-type="float">
            <text:p>5.052.543</text:p>
          </table:table-cell>
          <table:table-cell table:style-name="ce14" office:value-type="float" office:value="336" calcext:value-type="float">
            <text:p>336</text:p>
          </table:table-cell>
          <table:table-cell table:style-name="ce14" office:value-type="float" office:value="12742301" calcext:value-type="float">
            <text:p>12.742.30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336055" calcext:value-type="float">
            <text:p>1.336.055</text:p>
          </table:table-cell>
          <table:table-cell table:formula="of:=[.J13]+[.H13]+[.F13]" office:value-type="float" office:value="362" calcext:value-type="float">
            <text:p>362</text:p>
          </table:table-cell>
          <table:table-cell table:formula="of:=[.K13]+[.I13]+[.G13]" office:value-type="float" office:value="19130899" calcext:value-type="float">
            <text:p>19130899</text:p>
          </table:table-cell>
          <table:table-cell table:style-name="ce16" table:formula="of:=[.L13]/[.M13]" office:value-type="percentage" office:value="0.0000189222681066896" calcext:value-type="percentage">
            <text:p>0,001892%</text:p>
          </table:table-cell>
          <table:table-cell table:formula="of:=[.M13]+[.D13]" office:value-type="float" office:value="39340291" calcext:value-type="float">
            <text:p>39340291</text:p>
          </table:table-cell>
          <table:table-cell table:style-name="ce16" table:formula="of:=[.L13]/[.O13]" office:value-type="percentage" office:value="0.0000092017621323645" calcext:value-type="percentage">
            <text:p>0,000920%</text:p>
          </table:table-cell>
        </table:table-row>
        <table:table-row table:style-name="ro1">
          <table:table-cell table:style-name="ce2" office:value-type="date" office:date-value="2021-03-26" calcext:value-type="date">
            <text:p>26. Mrz 21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float" office:value="166" calcext:value-type="float">
            <text:p>166</text:p>
          </table:table-cell>
          <table:table-cell table:style-name="ce8" office:value-type="float" office:value="18302925" calcext:value-type="float">
            <text:p>18.302.925</text:p>
          </table:table-cell>
          <table:table-cell table:style-name="ce10" table:formula="of:=[.C14]/[.O14]" office:value-type="percentage" office:value="0.00000421960995603243" calcext:value-type="percentage">
            <text:p>0,00042%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485199" calcext:value-type="float">
            <text:p>5.485.199</text:p>
          </table:table-cell>
          <table:table-cell table:style-name="ce14" office:value-type="float" office:value="252" calcext:value-type="float">
            <text:p>252</text:p>
          </table:table-cell>
          <table:table-cell table:style-name="ce14" office:value-type="float" office:value="13364922" calcext:value-type="float">
            <text:p>13.364.922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187083" calcext:value-type="float">
            <text:p>2.187.083</text:p>
          </table:table-cell>
          <table:table-cell table:formula="of:=[.J14]+[.H14]+[.F14]" office:value-type="float" office:value="285" calcext:value-type="float">
            <text:p>285</text:p>
          </table:table-cell>
          <table:table-cell table:formula="of:=[.K14]+[.I14]+[.G14]" office:value-type="float" office:value="21037204" calcext:value-type="float">
            <text:p>21037204</text:p>
          </table:table-cell>
          <table:table-cell table:style-name="ce16" table:formula="of:=[.L14]/[.M14]" office:value-type="percentage" office:value="0.0000135474276904859" calcext:value-type="percentage">
            <text:p>0,001355%</text:p>
          </table:table-cell>
          <table:table-cell table:formula="of:=[.M14]+[.D14]" office:value-type="float" office:value="39340129" calcext:value-type="float">
            <text:p>39340129</text:p>
          </table:table-cell>
          <table:table-cell table:style-name="ce16" table:formula="of:=[.L14]/[.O14]" office:value-type="percentage" office:value="0.00000724451106909182" calcext:value-type="percentage">
            <text:p>0,000724%</text:p>
          </table:table-cell>
        </table:table-row>
        <table:table-row table:style-name="ro1">
          <table:table-cell table:style-name="ce2" office:value-type="date" office:date-value="2021-04-02" calcext:value-type="date">
            <text:p>02. Apr 21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float" office:value="91" calcext:value-type="float">
            <text:p>91</text:p>
          </table:table-cell>
          <table:table-cell table:style-name="ce8" office:value-type="float" office:value="17211388" calcext:value-type="float">
            <text:p>17.211.388</text:p>
          </table:table-cell>
          <table:table-cell table:style-name="ce10" table:formula="of:=[.C15]/[.O15]" office:value-type="percentage" office:value="0.0000023135482836637" calcext:value-type="percentage">
            <text:p>0,00023%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254358" calcext:value-type="float">
            <text:p>5.254.358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3070021" calcext:value-type="float">
            <text:p>13.070.021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3797754" calcext:value-type="float">
            <text:p>3.797.754</text:p>
          </table:table-cell>
          <table:table-cell table:formula="of:=[.J15]+[.H15]+[.F15]" office:value-type="float" office:value="191" calcext:value-type="float">
            <text:p>191</text:p>
          </table:table-cell>
          <table:table-cell table:formula="of:=[.K15]+[.I15]+[.G15]" office:value-type="float" office:value="22122133" calcext:value-type="float">
            <text:p>22122133</text:p>
          </table:table-cell>
          <table:table-cell table:style-name="ce16" table:formula="of:=[.L15]/[.M15]" office:value-type="percentage" office:value="0.00000863388715726463" calcext:value-type="percentage">
            <text:p>0,000863%</text:p>
          </table:table-cell>
          <table:table-cell table:formula="of:=[.M15]+[.D15]" office:value-type="float" office:value="39333521" calcext:value-type="float">
            <text:p>39333521</text:p>
          </table:table-cell>
          <table:table-cell table:style-name="ce16" table:formula="of:=[.L15]/[.O15]" office:value-type="percentage" office:value="0.00000485590903494249" calcext:value-type="percentage">
            <text:p>0,000486%</text:p>
          </table:table-cell>
        </table:table-row>
        <table:table-row table:style-name="ro1">
          <table:table-cell table:style-name="ce2" office:value-type="date" office:date-value="2021-04-09" calcext:value-type="date">
            <text:p>09. Apr 21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float" office:value="84" calcext:value-type="float">
            <text:p>84</text:p>
          </table:table-cell>
          <table:table-cell table:style-name="ce8" office:value-type="float" office:value="16948223" calcext:value-type="float">
            <text:p>16.948.223</text:p>
          </table:table-cell>
          <table:table-cell table:style-name="ce10" table:formula="of:=[.C16]/[.O16]" office:value-type="percentage" office:value="0.00000213598102760623" calcext:value-type="percentage">
            <text:p>0,00021%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213143" calcext:value-type="float">
            <text:p>3.213.143</text:p>
          </table:table-cell>
          <table:table-cell table:style-name="ce14" office:value-type="float" office:value="119" calcext:value-type="float">
            <text:p>119</text:p>
          </table:table-cell>
          <table:table-cell table:style-name="ce14" office:value-type="float" office:value="13724085" calcext:value-type="float">
            <text:p>13.724.085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5440741" calcext:value-type="float">
            <text:p>5.440.741</text:p>
          </table:table-cell>
          <table:table-cell table:formula="of:=[.J16]+[.H16]+[.F16]" office:value-type="float" office:value="154" calcext:value-type="float">
            <text:p>154</text:p>
          </table:table-cell>
          <table:table-cell table:formula="of:=[.K16]+[.I16]+[.G16]" office:value-type="float" office:value="22377969" calcext:value-type="float">
            <text:p>22377969</text:p>
          </table:table-cell>
          <table:table-cell table:style-name="ce16" table:formula="of:=[.L16]/[.M16]" office:value-type="percentage" office:value="0.00000688176840355798" calcext:value-type="percentage">
            <text:p>0,000688%</text:p>
          </table:table-cell>
          <table:table-cell table:formula="of:=[.M16]+[.D16]" office:value-type="float" office:value="39326192" calcext:value-type="float">
            <text:p>39326192</text:p>
          </table:table-cell>
          <table:table-cell table:style-name="ce16" table:formula="of:=[.L16]/[.O16]" office:value-type="percentage" office:value="0.00000391596521727809" calcext:value-type="percentage">
            <text:p>0,000392%</text:p>
          </table:table-cell>
        </table:table-row>
        <table:table-row table:style-name="ro1">
          <table:table-cell table:style-name="ce2" office:value-type="date" office:date-value="2021-04-16" calcext:value-type="date">
            <text:p>16. Apr 21</text:p>
          </table:table-cell>
          <table:table-cell table:style-name="ce5" office:value-type="float" office:value="15" calcext:value-type="float">
            <text:p>15</text:p>
          </table:table-cell>
          <table:table-cell table:style-name="ce7" office:value-type="float" office:value="54" calcext:value-type="float">
            <text:p>54</text:p>
          </table:table-cell>
          <table:table-cell table:style-name="ce8" office:value-type="float" office:value="16532798" calcext:value-type="float">
            <text:p>16.532.798</text:p>
          </table:table-cell>
          <table:table-cell table:style-name="ce10" table:formula="of:=[.C17]/[.O17]" office:value-type="percentage" office:value="0.00000137338475964088" calcext:value-type="percentage">
            <text:p>0,00014%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665632" calcext:value-type="float">
            <text:p>1.665.63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3828124" calcext:value-type="float">
            <text:p>13.828.124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292362" calcext:value-type="float">
            <text:p>7.292.362</text:p>
          </table:table-cell>
          <table:table-cell table:formula="of:=[.J17]+[.H17]+[.F17]" office:value-type="float" office:value="131" calcext:value-type="float">
            <text:p>131</text:p>
          </table:table-cell>
          <table:table-cell table:formula="of:=[.K17]+[.I17]+[.G17]" office:value-type="float" office:value="22786118" calcext:value-type="float">
            <text:p>22786118</text:p>
          </table:table-cell>
          <table:table-cell table:style-name="ce16" table:formula="of:=[.L17]/[.M17]" office:value-type="percentage" office:value="0.00000574911443888775" calcext:value-type="percentage">
            <text:p>0,000575%</text:p>
          </table:table-cell>
          <table:table-cell table:formula="of:=[.M17]+[.D17]" office:value-type="float" office:value="39318916" calcext:value-type="float">
            <text:p>39318916</text:p>
          </table:table-cell>
          <table:table-cell table:style-name="ce16" table:formula="of:=[.L17]/[.O17]" office:value-type="percentage" office:value="0.00000333172969468436" calcext:value-type="percentage">
            <text:p>0,000333%</text:p>
          </table:table-cell>
        </table:table-row>
        <table:table-row table:style-name="ro1">
          <table:table-cell table:style-name="ce2" office:value-type="date" office:date-value="2021-04-23" calcext:value-type="date">
            <text:p>23. Apr 21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float" office:value="46" calcext:value-type="float">
            <text:p>46</text:p>
          </table:table-cell>
          <table:table-cell table:style-name="ce8" office:value-type="float" office:value="15915059" calcext:value-type="float">
            <text:p>15.915.059</text:p>
          </table:table-cell>
          <table:table-cell table:style-name="ce10" table:formula="of:=[.C18]/[.O18]" office:value-type="percentage" office:value="0.00000117013760004168" calcext:value-type="percentage">
            <text:p>0,00012%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80068" calcext:value-type="float">
            <text:p>1.080.06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3093506" calcext:value-type="float">
            <text:p>13.093.506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222983" calcext:value-type="float">
            <text:p>9.222.983</text:p>
          </table:table-cell>
          <table:table-cell table:formula="of:=[.J18]+[.H18]+[.F18]" office:value-type="float" office:value="102" calcext:value-type="float">
            <text:p>102</text:p>
          </table:table-cell>
          <table:table-cell table:formula="of:=[.K18]+[.I18]+[.G18]" office:value-type="float" office:value="23396557" calcext:value-type="float">
            <text:p>23396557</text:p>
          </table:table-cell>
          <table:table-cell table:style-name="ce16" table:formula="of:=[.L18]/[.M18]" office:value-type="percentage" office:value="0.00000435961581868648" calcext:value-type="percentage">
            <text:p>0,000436%</text:p>
          </table:table-cell>
          <table:table-cell table:formula="of:=[.M18]+[.D18]" office:value-type="float" office:value="39311616" calcext:value-type="float">
            <text:p>39311616</text:p>
          </table:table-cell>
          <table:table-cell table:style-name="ce16" table:formula="of:=[.L18]/[.O18]" office:value-type="percentage" office:value="0.00000259465293922285" calcext:value-type="percentage">
            <text:p>0,000259%</text:p>
          </table:table-cell>
        </table:table-row>
        <table:table-row table:style-name="ro1">
          <table:table-cell table:style-name="ce2" office:value-type="date" office:date-value="2021-04-30" calcext:value-type="date">
            <text:p>30. Apr 21</text:p>
          </table:table-cell>
          <table:table-cell table:style-name="ce5" office:value-type="float" office:value="17" calcext:value-type="float">
            <text:p>17</text:p>
          </table:table-cell>
          <table:table-cell table:style-name="ce7" office:value-type="float" office:value="35" calcext:value-type="float">
            <text:p>35</text:p>
          </table:table-cell>
          <table:table-cell table:style-name="ce8" office:value-type="float" office:value="15496943" calcext:value-type="float">
            <text:p>15.496.943</text:p>
          </table:table-cell>
          <table:table-cell table:style-name="ce10" table:formula="of:=[.C19]/[.O19]" office:value-type="percentage" office:value="0.000000890488806097742" calcext:value-type="percentage">
            <text:p>0,00009%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33858" calcext:value-type="float">
            <text:p>1.233.858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1694929" calcext:value-type="float">
            <text:p>11.694.929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0878526" calcext:value-type="float">
            <text:p>10.878.526</text:p>
          </table:table-cell>
          <table:table-cell table:formula="of:=[.J19]+[.H19]+[.F19]" office:value-type="float" office:value="67" calcext:value-type="float">
            <text:p>67</text:p>
          </table:table-cell>
          <table:table-cell table:formula="of:=[.K19]+[.I19]+[.G19]" office:value-type="float" office:value="23807313" calcext:value-type="float">
            <text:p>23807313</text:p>
          </table:table-cell>
          <table:table-cell table:style-name="ce16" table:formula="of:=[.L19]/[.M19]" office:value-type="percentage" office:value="0.00000281426131542018" calcext:value-type="percentage">
            <text:p>0,000281%</text:p>
          </table:table-cell>
          <table:table-cell table:formula="of:=[.M19]+[.D19]" office:value-type="float" office:value="39304256" calcext:value-type="float">
            <text:p>39304256</text:p>
          </table:table-cell>
          <table:table-cell table:style-name="ce16" table:formula="of:=[.L19]/[.O19]" office:value-type="percentage" office:value="0.00000170465000024425" calcext:value-type="percentage">
            <text:p>0,000170%</text:p>
          </table:table-cell>
        </table:table-row>
        <table:table-row table:style-name="ro1">
          <table:table-cell table:style-name="ce2" office:value-type="date" office:date-value="2021-05-07" calcext:value-type="date">
            <text:p>07. Mai 21</text:p>
          </table:table-cell>
          <table:table-cell table:style-name="ce5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float" office:value="15018474" calcext:value-type="float">
            <text:p>15.018.474</text:p>
          </table:table-cell>
          <table:table-cell table:style-name="ce10" table:formula="of:=[.C20]/[.O20]" office:value-type="percentage" office:value="0.000000508942708675544" calcext:value-type="percentage">
            <text:p>0,00005%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49132" calcext:value-type="float">
            <text:p>1.349.132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0388597" calcext:value-type="float">
            <text:p>10.388.59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2540951" calcext:value-type="float">
            <text:p>12.540.951</text:p>
          </table:table-cell>
          <table:table-cell table:formula="of:=[.J20]+[.H20]+[.F20]" office:value-type="float" office:value="65" calcext:value-type="float">
            <text:p>65</text:p>
          </table:table-cell>
          <table:table-cell table:formula="of:=[.K20]+[.I20]+[.G20]" office:value-type="float" office:value="24278680" calcext:value-type="float">
            <text:p>24278680</text:p>
          </table:table-cell>
          <table:table-cell table:style-name="ce16" table:formula="of:=[.L20]/[.M20]" office:value-type="percentage" office:value="0.00000267724604467788" calcext:value-type="percentage">
            <text:p>0,000268%</text:p>
          </table:table-cell>
          <table:table-cell table:formula="of:=[.M20]+[.D20]" office:value-type="float" office:value="39297154" calcext:value-type="float">
            <text:p>39297154</text:p>
          </table:table-cell>
          <table:table-cell table:style-name="ce16" table:formula="of:=[.L20]/[.O20]" office:value-type="percentage" office:value="0.00000165406380319552" calcext:value-type="percentage">
            <text:p>0,000165%</text:p>
          </table:table-cell>
        </table:table-row>
        <table:table-row table:style-name="ro1">
          <table:table-cell table:style-name="ce2" office:value-type="date" office:date-value="2021-05-14" calcext:value-type="date">
            <text:p>14. Mai 21</text:p>
          </table:table-cell>
          <table:table-cell table:style-name="ce5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float" office:value="14389366" calcext:value-type="float">
            <text:p>14.389.366</text:p>
          </table:table-cell>
          <table:table-cell table:style-name="ce10" table:formula="of:=[.C21]/[.O21]" office:value-type="percentage" office:value="0.000000509037217696231" calcext:value-type="percentage">
            <text:p>0,00005%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84738" calcext:value-type="float">
            <text:p>1.484.738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9054633" calcext:value-type="float">
            <text:p>9.054.633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4361121" calcext:value-type="float">
            <text:p>14.361.121</text:p>
          </table:table-cell>
          <table:table-cell table:formula="of:=[.J21]+[.H21]+[.F21]" office:value-type="float" office:value="48" calcext:value-type="float">
            <text:p>48</text:p>
          </table:table-cell>
          <table:table-cell table:formula="of:=[.K21]+[.I21]+[.G21]" office:value-type="float" office:value="24900492" calcext:value-type="float">
            <text:p>24900492</text:p>
          </table:table-cell>
          <table:table-cell table:style-name="ce16" table:formula="of:=[.L21]/[.M21]" office:value-type="percentage" office:value="0.00000192767275441786" calcext:value-type="percentage">
            <text:p>0,000193%</text:p>
          </table:table-cell>
          <table:table-cell table:formula="of:=[.M21]+[.D21]" office:value-type="float" office:value="39289858" calcext:value-type="float">
            <text:p>39289858</text:p>
          </table:table-cell>
          <table:table-cell table:style-name="ce16" table:formula="of:=[.L21]/[.O21]" office:value-type="percentage" office:value="0.00000122168932247095" calcext:value-type="percentage">
            <text:p>0,000122%</text:p>
          </table:table-cell>
        </table:table-row>
        <table:table-row table:style-name="ro1">
          <table:table-cell table:style-name="ce2" office:value-type="date" office:date-value="2021-05-21" calcext:value-type="date">
            <text:p>21. Mai 21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float" office:value="13561811" calcext:value-type="float">
            <text:p>13.561.811</text:p>
          </table:table-cell>
          <table:table-cell table:style-name="ce10" table:formula="of:=[.C22]/[.O22]" office:value-type="percentage" office:value="0.000000458218597305812" calcext:value-type="percentage">
            <text:p>0,00005%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919804" calcext:value-type="float">
            <text:p>1.919.80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7760682" calcext:value-type="float">
            <text:p>7.760.682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6040264" calcext:value-type="float">
            <text:p>16.040.264</text:p>
          </table:table-cell>
          <table:table-cell table:formula="of:=[.J22]+[.H22]+[.F22]" office:value-type="float" office:value="37" calcext:value-type="float">
            <text:p>37</text:p>
          </table:table-cell>
          <table:table-cell table:formula="of:=[.K22]+[.I22]+[.G22]" office:value-type="float" office:value="25720750" calcext:value-type="float">
            <text:p>25720750</text:p>
          </table:table-cell>
          <table:table-cell table:style-name="ce16" table:formula="of:=[.L22]/[.M22]" office:value-type="percentage" office:value="0.00000143852725911958" calcext:value-type="percentage">
            <text:p>0,000144%</text:p>
          </table:table-cell>
          <table:table-cell table:formula="of:=[.M22]+[.D22]" office:value-type="float" office:value="39282561" calcext:value-type="float">
            <text:p>39282561</text:p>
          </table:table-cell>
          <table:table-cell table:style-name="ce16" table:formula="of:=[.L22]/[.O22]" office:value-type="percentage" office:value="0.000000941893783350836" calcext:value-type="percentage">
            <text:p>0,000094%</text:p>
          </table:table-cell>
        </table:table-row>
        <table:table-row table:style-name="ro1">
          <table:table-cell table:style-name="ce2" office:value-type="date" office:date-value="2021-05-28" calcext:value-type="date">
            <text:p>28. Mai 21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float" office:value="15" calcext:value-type="float">
            <text:p>15</text:p>
          </table:table-cell>
          <table:table-cell table:style-name="ce8" office:value-type="float" office:value="12837908" calcext:value-type="float">
            <text:p>12.837.908</text:p>
          </table:table-cell>
          <table:table-cell table:style-name="ce10" table:formula="of:=[.C23]/[.O23]" office:value-type="percentage" office:value="0.000000381919084840397" calcext:value-type="percentage">
            <text:p>0,00004%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67697" calcext:value-type="float">
            <text:p>2.167.697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216773" calcext:value-type="float">
            <text:p>6.216.773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8052957" calcext:value-type="float">
            <text:p>18.052.957</text:p>
          </table:table-cell>
          <table:table-cell table:formula="of:=[.J23]+[.H23]+[.F23]" office:value-type="float" office:value="44" calcext:value-type="float">
            <text:p>44</text:p>
          </table:table-cell>
          <table:table-cell table:formula="of:=[.K23]+[.I23]+[.G23]" office:value-type="float" office:value="26437427" calcext:value-type="float">
            <text:p>26437427</text:p>
          </table:table-cell>
          <table:table-cell table:style-name="ce16" table:formula="of:=[.L23]/[.M23]" office:value-type="percentage" office:value="0.00000166430719600663" calcext:value-type="percentage">
            <text:p>0,000166%</text:p>
          </table:table-cell>
          <table:table-cell table:formula="of:=[.M23]+[.D23]" office:value-type="float" office:value="39275335" calcext:value-type="float">
            <text:p>39275335</text:p>
          </table:table-cell>
          <table:table-cell table:style-name="ce16" table:formula="of:=[.L23]/[.O23]" office:value-type="percentage" office:value="0.0000011202959821985" calcext:value-type="percentage">
            <text:p>0,000112%</text:p>
          </table:table-cell>
        </table:table-row>
        <table:table-row table:style-name="ro1">
          <table:table-cell table:style-name="ce2" office:value-type="date" office:date-value="2021-06-04" calcext:value-type="date">
            <text:p>04. Jun 21</text:p>
          </table:table-cell>
          <table:table-cell table:style-name="ce5" office:value-type="float" office:value="22" calcext:value-type="float">
            <text:p>22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float" office:value="12342096" calcext:value-type="float">
            <text:p>12.342.096</text:p>
          </table:table-cell>
          <table:table-cell table:style-name="ce10" table:formula="of:=[.C24]/[.O24]" office:value-type="percentage" office:value="0.000000458384599194236" calcext:value-type="percentage">
            <text:p>0,00005%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36802" calcext:value-type="float">
            <text:p>2.036.80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297666" calcext:value-type="float">
            <text:p>5.297.66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9591771" calcext:value-type="float">
            <text:p>19.591.771</text:p>
          </table:table-cell>
          <table:table-cell table:formula="of:=[.J24]+[.H24]+[.F24]" office:value-type="float" office:value="38" calcext:value-type="float">
            <text:p>38</text:p>
          </table:table-cell>
          <table:table-cell table:formula="of:=[.K24]+[.I24]+[.G24]" office:value-type="float" office:value="26926239" calcext:value-type="float">
            <text:p>26926239</text:p>
          </table:table-cell>
          <table:table-cell table:style-name="ce16" table:formula="of:=[.L24]/[.M24]" office:value-type="percentage" office:value="0.00000141126282062638" calcext:value-type="percentage">
            <text:p>0,000141%</text:p>
          </table:table-cell>
          <table:table-cell table:formula="of:=[.M24]+[.D24]" office:value-type="float" office:value="39268335" calcext:value-type="float">
            <text:p>39268335</text:p>
          </table:table-cell>
          <table:table-cell table:style-name="ce16" table:formula="of:=[.L24]/[.O24]" office:value-type="percentage" office:value="0.000000967700820521165" calcext:value-type="percentage">
            <text:p>0,000097%</text:p>
          </table:table-cell>
        </table:table-row>
        <table:table-row table:style-name="ro1">
          <table:table-cell table:style-name="ce2" office:value-type="date" office:date-value="2021-06-11" calcext:value-type="date">
            <text:p>11. Jun 21</text:p>
          </table:table-cell>
          <table:table-cell table:style-name="ce5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float" office:value="11742375" calcext:value-type="float">
            <text:p>11.742.375</text:p>
          </table:table-cell>
          <table:table-cell table:style-name="ce10" table:formula="of:=[.C25]/[.O25]" office:value-type="percentage" office:value="0.000000534878429010094" calcext:value-type="percentage">
            <text:p>0,00005%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10064" calcext:value-type="float">
            <text:p>1.810.06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631908" calcext:value-type="float">
            <text:p>4.631.90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1076911" calcext:value-type="float">
            <text:p>21.076.911</text:p>
          </table:table-cell>
          <table:table-cell table:formula="of:=[.J25]+[.H25]+[.F25]" office:value-type="float" office:value="40" calcext:value-type="float">
            <text:p>40</text:p>
          </table:table-cell>
          <table:table-cell table:formula="of:=[.K25]+[.I25]+[.G25]" office:value-type="float" office:value="27518883" calcext:value-type="float">
            <text:p>27518883</text:p>
          </table:table-cell>
          <table:table-cell table:style-name="ce16" table:formula="of:=[.L25]/[.M25]" office:value-type="percentage" office:value="0.00000145354736963706" calcext:value-type="percentage">
            <text:p>0,000145%</text:p>
          </table:table-cell>
          <table:table-cell table:formula="of:=[.M25]+[.D25]" office:value-type="float" office:value="39261258" calcext:value-type="float">
            <text:p>39261258</text:p>
          </table:table-cell>
          <table:table-cell table:style-name="ce16" table:formula="of:=[.L25]/[.O25]" office:value-type="percentage" office:value="0.00000101881605525732" calcext:value-type="percentage">
            <text:p>0,000102%</text:p>
          </table:table-cell>
        </table:table-row>
        <table:table-row table:style-name="ro1">
          <table:table-cell table:style-name="ce2" office:value-type="date" office:date-value="2021-06-18" calcext:value-type="date">
            <text:p>18. Jun 21</text:p>
          </table:table-cell>
          <table:table-cell table:style-name="ce5" office:value-type="float" office:value="24" calcext:value-type="float">
            <text:p>24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10954449" calcext:value-type="float">
            <text:p>10.954.449</text:p>
          </table:table-cell>
          <table:table-cell table:style-name="ce10" table:formula="of:=[.C26]/[.O26]" office:value-type="percentage" office:value="0.000000331173884300022" calcext:value-type="percentage">
            <text:p>0,00003%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875210" calcext:value-type="float">
            <text:p>1.875.2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4371792" calcext:value-type="float">
            <text:p>4.371.79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2052852" calcext:value-type="float">
            <text:p>22.052.852</text:p>
          </table:table-cell>
          <table:table-cell table:formula="of:=[.J26]+[.H26]+[.F26]" office:value-type="float" office:value="45" calcext:value-type="float">
            <text:p>45</text:p>
          </table:table-cell>
          <table:table-cell table:formula="of:=[.K26]+[.I26]+[.G26]" office:value-type="float" office:value="28299854" calcext:value-type="float">
            <text:p>28299854</text:p>
          </table:table-cell>
          <table:table-cell table:style-name="ce16" table:formula="of:=[.L26]/[.M26]" office:value-type="percentage" office:value="0.00000159011421048321" calcext:value-type="percentage">
            <text:p>0,000159%</text:p>
          </table:table-cell>
          <table:table-cell table:formula="of:=[.M26]+[.D26]" office:value-type="float" office:value="39254303" calcext:value-type="float">
            <text:p>39254303</text:p>
          </table:table-cell>
          <table:table-cell table:style-name="ce16" table:formula="of:=[.L26]/[.O26]" office:value-type="percentage" office:value="0.00000114637113796161" calcext:value-type="percentage">
            <text:p>0,000115%</text:p>
          </table:table-cell>
        </table:table-row>
        <table:table-row table:style-name="ro1">
          <table:table-cell table:style-name="ce2" office:value-type="date" office:date-value="2021-06-25" calcext:value-type="date">
            <text:p>25. Jun 21</text:p>
          </table:table-cell>
          <table:table-cell table:style-name="ce5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8" office:value-type="float" office:value="10106550" calcext:value-type="float">
            <text:p>10.106.550</text:p>
          </table:table-cell>
          <table:table-cell table:style-name="ce10" table:formula="of:=[.C27]/[.O27]" office:value-type="percentage" office:value="0.000000687944028058536" calcext:value-type="percentage">
            <text:p>0,00007%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227709" calcext:value-type="float">
            <text:p>2.227.70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225140" calcext:value-type="float">
            <text:p>4.225.140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22687980" calcext:value-type="float">
            <text:p>22.687.980</text:p>
          </table:table-cell>
          <table:table-cell table:formula="of:=[.J27]+[.H27]+[.F27]" office:value-type="float" office:value="56" calcext:value-type="float">
            <text:p>56</text:p>
          </table:table-cell>
          <table:table-cell table:formula="of:=[.K27]+[.I27]+[.G27]" office:value-type="float" office:value="29140829" calcext:value-type="float">
            <text:p>29140829</text:p>
          </table:table-cell>
          <table:table-cell table:style-name="ce16" table:formula="of:=[.L27]/[.M27]" office:value-type="percentage" office:value="0.00000192170236474741" calcext:value-type="percentage">
            <text:p>0,000192%</text:p>
          </table:table-cell>
          <table:table-cell table:formula="of:=[.M27]+[.D27]" office:value-type="float" office:value="39247379" calcext:value-type="float">
            <text:p>39247379</text:p>
          </table:table-cell>
          <table:table-cell table:style-name="ce16" table:formula="of:=[.L27]/[.O27]" office:value-type="percentage" office:value="0.0000014268468730103" calcext:value-type="percentage">
            <text:p>0,000143%</text:p>
          </table:table-cell>
        </table:table-row>
        <table:table-row table:style-name="ro1">
          <table:table-cell table:style-name="ce2" office:value-type="date" office:date-value="2021-07-02" calcext:value-type="date">
            <text:p>02. Jul 21</text:p>
          </table:table-cell>
          <table:table-cell table:style-name="ce5" office:value-type="float" office:value="26" calcext:value-type="float">
            <text:p>26</text:p>
          </table:table-cell>
          <table:table-cell table:style-name="ce7" office:value-type="float" office:value="37" calcext:value-type="float">
            <text:p>37</text:p>
          </table:table-cell>
          <table:table-cell table:style-name="ce8" office:value-type="float" office:value="9510611" calcext:value-type="float">
            <text:p>9.510.611</text:p>
          </table:table-cell>
          <table:table-cell table:style-name="ce10" table:formula="of:=[.C28]/[.O28]" office:value-type="percentage" office:value="0.000000942904363070779" calcext:value-type="percentage">
            <text:p>0,00009%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224572" calcext:value-type="float">
            <text:p>2.224.57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176419" calcext:value-type="float">
            <text:p>4.176.419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3328857" calcext:value-type="float">
            <text:p>23.328.857</text:p>
          </table:table-cell>
          <table:table-cell table:formula="of:=[.J28]+[.H28]+[.F28]" office:value-type="float" office:value="77" calcext:value-type="float">
            <text:p>77</text:p>
          </table:table-cell>
          <table:table-cell table:formula="of:=[.K28]+[.I28]+[.G28]" office:value-type="float" office:value="29729848" calcext:value-type="float">
            <text:p>29729848</text:p>
          </table:table-cell>
          <table:table-cell table:style-name="ce16" table:formula="of:=[.L28]/[.M28]" office:value-type="percentage" office:value="0.00000258998969655008" calcext:value-type="percentage">
            <text:p>0,000259%</text:p>
          </table:table-cell>
          <table:table-cell table:formula="of:=[.M28]+[.D28]" office:value-type="float" office:value="39240459" calcext:value-type="float">
            <text:p>39240459</text:p>
          </table:table-cell>
          <table:table-cell table:style-name="ce16" table:formula="of:=[.L28]/[.O28]" office:value-type="percentage" office:value="0.0000019622604312554" calcext:value-type="percentage">
            <text:p>0,000196%</text:p>
          </table:table-cell>
        </table:table-row>
        <table:table-row table:style-name="ro1">
          <table:table-cell table:style-name="ce2" office:value-type="date" office:date-value="2021-07-09" calcext:value-type="date">
            <text:p>09. Jul 21</text:p>
          </table:table-cell>
          <table:table-cell table:style-name="ce5" office:value-type="float" office:value="27" calcext:value-type="float">
            <text:p>27</text:p>
          </table:table-cell>
          <table:table-cell table:style-name="ce7" office:value-type="float" office:value="37" calcext:value-type="float">
            <text:p>37</text:p>
          </table:table-cell>
          <table:table-cell table:style-name="ce8" office:value-type="float" office:value="9154352" calcext:value-type="float">
            <text:p>9.154.352</text:p>
          </table:table-cell>
          <table:table-cell table:style-name="ce10" table:formula="of:=[.C29]/[.O29]" office:value-type="percentage" office:value="0.000000943077546998206" calcext:value-type="percentage">
            <text:p>0,00009%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93556" calcext:value-type="float">
            <text:p>1.793.556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4347959" calcext:value-type="float">
            <text:p>4.347.959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23937386" calcext:value-type="float">
            <text:p>23.937.386</text:p>
          </table:table-cell>
          <table:table-cell table:formula="of:=[.J29]+[.H29]+[.F29]" office:value-type="float" office:value="105" calcext:value-type="float">
            <text:p>105</text:p>
          </table:table-cell>
          <table:table-cell table:formula="of:=[.K29]+[.I29]+[.G29]" office:value-type="float" office:value="30078901" calcext:value-type="float">
            <text:p>30078901</text:p>
          </table:table-cell>
          <table:table-cell table:style-name="ce16" table:formula="of:=[.L29]/[.M29]" office:value-type="percentage" office:value="0.00000349081902959154" calcext:value-type="percentage">
            <text:p>0,000349%</text:p>
          </table:table-cell>
          <table:table-cell table:formula="of:=[.M29]+[.D29]" office:value-type="float" office:value="39233253" calcext:value-type="float">
            <text:p>39233253</text:p>
          </table:table-cell>
          <table:table-cell table:style-name="ce16" table:formula="of:=[.L29]/[.O29]" office:value-type="percentage" office:value="0.0000026763011468868" calcext:value-type="percentage">
            <text:p>0,000268%</text:p>
          </table:table-cell>
        </table:table-row>
        <table:table-row table:style-name="ro1">
          <table:table-cell table:style-name="ce2" office:value-type="date" office:date-value="2021-07-16" calcext:value-type="date">
            <text:p>16. Jul 21</text:p>
          </table:table-cell>
          <table:table-cell table:style-name="ce5" office:value-type="float" office:value="28" calcext:value-type="float">
            <text:p>28</text:p>
          </table:table-cell>
          <table:table-cell table:style-name="ce7" office:value-type="float" office:value="55" calcext:value-type="float">
            <text:p>55</text:p>
          </table:table-cell>
          <table:table-cell table:style-name="ce8" office:value-type="float" office:value="8938572" calcext:value-type="float">
            <text:p>8.938.572</text:p>
          </table:table-cell>
          <table:table-cell table:style-name="ce10" table:formula="of:=[.C30]/[.O30]" office:value-type="percentage" office:value="0.00000140213517143907" calcext:value-type="percentage">
            <text:p>0,00014%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61463" calcext:value-type="float">
            <text:p>1.161.46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535418" calcext:value-type="float">
            <text:p>4.535.418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24590437" calcext:value-type="float">
            <text:p>24.590.437</text:p>
          </table:table-cell>
          <table:table-cell table:formula="of:=[.J30]+[.H30]+[.F30]" office:value-type="float" office:value="146" calcext:value-type="float">
            <text:p>146</text:p>
          </table:table-cell>
          <table:table-cell table:formula="of:=[.K30]+[.I30]+[.G30]" office:value-type="float" office:value="30287318" calcext:value-type="float">
            <text:p>30287318</text:p>
          </table:table-cell>
          <table:table-cell table:style-name="ce16" table:formula="of:=[.L30]/[.M30]" office:value-type="percentage" office:value="0.00000482049945789191" calcext:value-type="percentage">
            <text:p>0,000482%</text:p>
          </table:table-cell>
          <table:table-cell table:formula="of:=[.M30]+[.D30]" office:value-type="float" office:value="39225890" calcext:value-type="float">
            <text:p>39225890</text:p>
          </table:table-cell>
          <table:table-cell table:style-name="ce16" table:formula="of:=[.L30]/[.O30]" office:value-type="percentage" office:value="0.00000372203154600189" calcext:value-type="percentage">
            <text:p>0,000372%</text:p>
          </table:table-cell>
        </table:table-row>
        <table:table-row table:style-name="ro1">
          <table:table-cell table:style-name="ce2" office:value-type="date" office:date-value="2021-07-23" calcext:value-type="date">
            <text:p>23. Jul 21</text:p>
          </table:table-cell>
          <table:table-cell table:style-name="ce5" office:value-type="float" office:value="29" calcext:value-type="float">
            <text:p>29</text:p>
          </table:table-cell>
          <table:table-cell table:style-name="ce7" office:value-type="float" office:value="92" calcext:value-type="float">
            <text:p>92</text:p>
          </table:table-cell>
          <table:table-cell table:style-name="ce8" office:value-type="float" office:value="8779962" calcext:value-type="float">
            <text:p>8.779.962</text:p>
          </table:table-cell>
          <table:table-cell table:style-name="ce10" table:formula="of:=[.C31]/[.O31]" office:value-type="percentage" office:value="0.0000023458162545586" calcext:value-type="percentage">
            <text:p>0,00023%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4078" calcext:value-type="float">
            <text:p>724.078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4471724" calcext:value-type="float">
            <text:p>4.471.724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5242994" calcext:value-type="float">
            <text:p>25.242.994</text:p>
          </table:table-cell>
          <table:table-cell table:formula="of:=[.J31]+[.H31]+[.F31]" office:value-type="float" office:value="239" calcext:value-type="float">
            <text:p>239</text:p>
          </table:table-cell>
          <table:table-cell table:formula="of:=[.K31]+[.I31]+[.G31]" office:value-type="float" office:value="30438796" calcext:value-type="float">
            <text:p>30438796</text:p>
          </table:table-cell>
          <table:table-cell table:style-name="ce16" table:formula="of:=[.L31]/[.M31]" office:value-type="percentage" office:value="0.00000785182173434192" calcext:value-type="percentage">
            <text:p>0,000785%</text:p>
          </table:table-cell>
          <table:table-cell table:formula="of:=[.M31]+[.D31]" office:value-type="float" office:value="39218758" calcext:value-type="float">
            <text:p>39218758</text:p>
          </table:table-cell>
          <table:table-cell table:style-name="ce16" table:formula="of:=[.L31]/[.O31]" office:value-type="percentage" office:value="0.00000609402266129896" calcext:value-type="percentage">
            <text:p>0,000609%</text:p>
          </table:table-cell>
        </table:table-row>
        <table:table-row table:style-name="ro1">
          <table:table-cell table:style-name="ce2" office:value-type="date" office:date-value="2021-07-30" calcext:value-type="date">
            <text:p>30. Jul 21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float" office:value="115" calcext:value-type="float">
            <text:p>115</text:p>
          </table:table-cell>
          <table:table-cell table:style-name="ce8" office:value-type="float" office:value="8658267" calcext:value-type="float">
            <text:p>8.658.267</text:p>
          </table:table-cell>
          <table:table-cell table:style-name="ce10" table:formula="of:=[.C32]/[.O32]" office:value-type="percentage" office:value="0.00000293288951999004" calcext:value-type="percentage">
            <text:p>0,00029%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89458" calcext:value-type="float">
            <text:p>489.458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4241872" calcext:value-type="float">
            <text:p>4.241.872</text:p>
          </table:table-cell>
          <table:table-cell table:style-name="ce14" office:value-type="float" office:value="246" calcext:value-type="float">
            <text:p>246</text:p>
          </table:table-cell>
          <table:table-cell table:style-name="ce14" office:value-type="float" office:value="25820881" calcext:value-type="float">
            <text:p>25.820.881</text:p>
          </table:table-cell>
          <table:table-cell table:formula="of:=[.J32]+[.H32]+[.F32]" office:value-type="float" office:value="263" calcext:value-type="float">
            <text:p>263</text:p>
          </table:table-cell>
          <table:table-cell table:formula="of:=[.K32]+[.I32]+[.G32]" office:value-type="float" office:value="30552211" calcext:value-type="float">
            <text:p>30552211</text:p>
          </table:table-cell>
          <table:table-cell table:style-name="ce16" table:formula="of:=[.L32]/[.M32]" office:value-type="percentage" office:value="0.0000086082149668317" calcext:value-type="percentage">
            <text:p>0,000861%</text:p>
          </table:table-cell>
          <table:table-cell table:formula="of:=[.M32]+[.D32]" office:value-type="float" office:value="39210478" calcext:value-type="float">
            <text:p>39210478</text:p>
          </table:table-cell>
          <table:table-cell table:style-name="ce16" table:formula="of:=[.L32]/[.O32]" office:value-type="percentage" office:value="0.00000670739081528157" calcext:value-type="percentage">
            <text:p>0,000671%</text:p>
          </table:table-cell>
        </table:table-row>
        <table:table-row table:style-name="ro1">
          <table:table-cell table:style-name="ce2" office:value-type="date" office:date-value="2021-08-06" calcext:value-type="date">
            <text:p>06. Aug 21</text:p>
          </table:table-cell>
          <table:table-cell table:style-name="ce5" office:value-type="float" office:value="31" calcext:value-type="float">
            <text:p>31</text:p>
          </table:table-cell>
          <table:table-cell table:style-name="ce7" office:value-type="float" office:value="134" calcext:value-type="float">
            <text:p>134</text:p>
          </table:table-cell>
          <table:table-cell table:style-name="ce8" office:value-type="float" office:value="8553725" calcext:value-type="float">
            <text:p>8.553.725</text:p>
          </table:table-cell>
          <table:table-cell table:style-name="ce10" table:formula="of:=[.C33]/[.O33]" office:value-type="percentage" office:value="0.00000341810514688325" calcext:value-type="percentage">
            <text:p>0,00034%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77786" calcext:value-type="float">
            <text:p>377.786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884634" calcext:value-type="float">
            <text:p>3.884.634</text:p>
          </table:table-cell>
          <table:table-cell table:style-name="ce14" office:value-type="float" office:value="266" calcext:value-type="float">
            <text:p>266</text:p>
          </table:table-cell>
          <table:table-cell table:style-name="ce14" office:value-type="float" office:value="26386862" calcext:value-type="float">
            <text:p>26.386.862</text:p>
          </table:table-cell>
          <table:table-cell table:formula="of:=[.J33]+[.H33]+[.F33]" office:value-type="float" office:value="290" calcext:value-type="float">
            <text:p>290</text:p>
          </table:table-cell>
          <table:table-cell table:formula="of:=[.K33]+[.I33]+[.G33]" office:value-type="float" office:value="30649282" calcext:value-type="float">
            <text:p>30649282</text:p>
          </table:table-cell>
          <table:table-cell table:style-name="ce16" table:formula="of:=[.L33]/[.M33]" office:value-type="percentage" office:value="0.0000094618855997997" calcext:value-type="percentage">
            <text:p>0,000946%</text:p>
          </table:table-cell>
          <table:table-cell table:formula="of:=[.M33]+[.D33]" office:value-type="float" office:value="39203007" calcext:value-type="float">
            <text:p>39203007</text:p>
          </table:table-cell>
          <table:table-cell table:style-name="ce16" table:formula="of:=[.L33]/[.O33]" office:value-type="percentage" office:value="0.0000073973917357921" calcext:value-type="percentage">
            <text:p>0,000740%</text:p>
          </table:table-cell>
        </table:table-row>
        <table:table-row table:style-name="ro1">
          <table:table-cell table:style-name="ce2" office:value-type="date" office:date-value="2021-08-13" calcext:value-type="date">
            <text:p>13. Aug 21</text:p>
          </table:table-cell>
          <table:table-cell table:style-name="ce5" office:value-type="float" office:value="32" calcext:value-type="float">
            <text:p>32</text:p>
          </table:table-cell>
          <table:table-cell table:style-name="ce7" office:value-type="float" office:value="105" calcext:value-type="float">
            <text:p>105</text:p>
          </table:table-cell>
          <table:table-cell table:style-name="ce8" office:value-type="float" office:value="8427779" calcext:value-type="float">
            <text:p>8.427.779</text:p>
          </table:table-cell>
          <table:table-cell table:style-name="ce10" table:formula="of:=[.C34]/[.O34]" office:value-type="percentage" office:value="0.00000267887430538065" calcext:value-type="percentage">
            <text:p>0,00027%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44814" calcext:value-type="float">
            <text:p>344.8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400369" calcext:value-type="float">
            <text:p>3.400.369</text:p>
          </table:table-cell>
          <table:table-cell table:style-name="ce14" office:value-type="float" office:value="316" calcext:value-type="float">
            <text:p>316</text:p>
          </table:table-cell>
          <table:table-cell table:style-name="ce14" office:value-type="float" office:value="27022606" calcext:value-type="float">
            <text:p>27.022.606</text:p>
          </table:table-cell>
          <table:table-cell table:formula="of:=[.J34]+[.H34]+[.F34]" office:value-type="float" office:value="338" calcext:value-type="float">
            <text:p>338</text:p>
          </table:table-cell>
          <table:table-cell table:formula="of:=[.K34]+[.I34]+[.G34]" office:value-type="float" office:value="30767789" calcext:value-type="float">
            <text:p>30767789</text:p>
          </table:table-cell>
          <table:table-cell table:style-name="ce16" table:formula="of:=[.L34]/[.M34]" office:value-type="percentage" office:value="0.0000109855147537576" calcext:value-type="percentage">
            <text:p>0,001099%</text:p>
          </table:table-cell>
          <table:table-cell table:formula="of:=[.M34]+[.D34]" office:value-type="float" office:value="39195568" calcext:value-type="float">
            <text:p>39195568</text:p>
          </table:table-cell>
          <table:table-cell table:style-name="ce16" table:formula="of:=[.L34]/[.O34]" office:value-type="percentage" office:value="0.00000862342395446342" calcext:value-type="percentage">
            <text:p>0,000862%</text:p>
          </table:table-cell>
        </table:table-row>
        <table:table-row table:style-name="ro1">
          <table:table-cell table:style-name="ce2" office:value-type="date" office:date-value="2021-08-20" calcext:value-type="date">
            <text:p>20. Aug 21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123" calcext:value-type="float">
            <text:p>123</text:p>
          </table:table-cell>
          <table:table-cell table:style-name="ce8" office:value-type="float" office:value="8242156" calcext:value-type="float">
            <text:p>8.242.156</text:p>
          </table:table-cell>
          <table:table-cell table:style-name="ce10" table:formula="of:=[.C35]/[.O35]" office:value-type="percentage" office:value="0.00000313871296998112" calcext:value-type="percentage">
            <text:p>0,00031%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08436" calcext:value-type="float">
            <text:p>408.436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862112" calcext:value-type="float">
            <text:p>2.862.112</text:p>
          </table:table-cell>
          <table:table-cell table:style-name="ce14" office:value-type="float" office:value="351" calcext:value-type="float">
            <text:p>351</text:p>
          </table:table-cell>
          <table:table-cell table:style-name="ce14" office:value-type="float" office:value="27675333" calcext:value-type="float">
            <text:p>27.675.333</text:p>
          </table:table-cell>
          <table:table-cell table:formula="of:=[.J35]+[.H35]+[.F35]" office:value-type="float" office:value="376" calcext:value-type="float">
            <text:p>376</text:p>
          </table:table-cell>
          <table:table-cell table:formula="of:=[.K35]+[.I35]+[.G35]" office:value-type="float" office:value="30945881" calcext:value-type="float">
            <text:p>30945881</text:p>
          </table:table-cell>
          <table:table-cell table:style-name="ce16" table:formula="of:=[.L35]/[.M35]" office:value-type="percentage" office:value="0.0000121502438402061" calcext:value-type="percentage">
            <text:p>0,001215%</text:p>
          </table:table-cell>
          <table:table-cell table:formula="of:=[.M35]+[.D35]" office:value-type="float" office:value="39188037" calcext:value-type="float">
            <text:p>39188037</text:p>
          </table:table-cell>
          <table:table-cell table:style-name="ce16" table:formula="of:=[.L35]/[.O35]" office:value-type="percentage" office:value="0.0000095947648513244" calcext:value-type="percentage">
            <text:p>0,000959%</text:p>
          </table:table-cell>
        </table:table-row>
        <table:table-row table:style-name="ro1">
          <table:table-cell table:style-name="ce2" office:value-type="date" office:date-value="2021-08-27" calcext:value-type="date">
            <text:p>27. Aug 21</text:p>
          </table:table-cell>
          <table:table-cell table:style-name="ce5" office:value-type="float" office:value="34" calcext:value-type="float">
            <text:p>34</text:p>
          </table:table-cell>
          <table:table-cell table:style-name="ce7" office:value-type="float" office:value="137" calcext:value-type="float">
            <text:p>137</text:p>
          </table:table-cell>
          <table:table-cell table:style-name="ce8" office:value-type="float" office:value="8016529" calcext:value-type="float">
            <text:p>8.016.529</text:p>
          </table:table-cell>
          <table:table-cell table:style-name="ce10" table:formula="of:=[.C36]/[.O36]" office:value-type="percentage" office:value="0.00000349663905351239" calcext:value-type="percentage">
            <text:p>0,00035%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29676" calcext:value-type="float">
            <text:p>529.67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364033" calcext:value-type="float">
            <text:p>2.364.033</text:p>
          </table:table-cell>
          <table:table-cell table:style-name="ce14" office:value-type="float" office:value="397" calcext:value-type="float">
            <text:p>397</text:p>
          </table:table-cell>
          <table:table-cell table:style-name="ce14" office:value-type="float" office:value="28270243" calcext:value-type="float">
            <text:p>28.270.243</text:p>
          </table:table-cell>
          <table:table-cell table:formula="of:=[.J36]+[.H36]+[.F36]" office:value-type="float" office:value="408" calcext:value-type="float">
            <text:p>408</text:p>
          </table:table-cell>
          <table:table-cell table:formula="of:=[.K36]+[.I36]+[.G36]" office:value-type="float" office:value="31163952" calcext:value-type="float">
            <text:p>31163952</text:p>
          </table:table-cell>
          <table:table-cell table:style-name="ce16" table:formula="of:=[.L36]/[.M36]" office:value-type="percentage" office:value="0.0000130920494294177" calcext:value-type="percentage">
            <text:p>0,001309%</text:p>
          </table:table-cell>
          <table:table-cell table:formula="of:=[.M36]+[.D36]" office:value-type="float" office:value="39180481" calcext:value-type="float">
            <text:p>39180481</text:p>
          </table:table-cell>
          <table:table-cell table:style-name="ce16" table:formula="of:=[.L36]/[.O36]" office:value-type="percentage" office:value="0.0000104133484221391" calcext:value-type="percentage">
            <text:p>0,001041%</text:p>
          </table:table-cell>
        </table:table-row>
        <table:table-row table:style-name="ro1">
          <table:table-cell table:style-name="ce2" office:value-type="date" office:date-value="2021-09-03" calcext:value-type="date">
            <text:p>03. Sep 21</text:p>
          </table:table-cell>
          <table:table-cell table:style-name="ce5" office:value-type="float" office:value="35" calcext:value-type="float">
            <text:p>35</text:p>
          </table:table-cell>
          <table:table-cell table:style-name="ce7" office:value-type="float" office:value="122" calcext:value-type="float">
            <text:p>122</text:p>
          </table:table-cell>
          <table:table-cell table:style-name="ce8" office:value-type="float" office:value="7877858" calcext:value-type="float">
            <text:p>7.877.858</text:p>
          </table:table-cell>
          <table:table-cell table:style-name="ce10" table:formula="of:=[.C37]/[.O37]" office:value-type="percentage" office:value="0.00000311438778743374" calcext:value-type="percentage">
            <text:p>0,00031%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42893" calcext:value-type="float">
            <text:p>542.893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56476" calcext:value-type="float">
            <text:p>2.056.476</text:p>
          </table:table-cell>
          <table:table-cell table:style-name="ce14" office:value-type="float" office:value="431" calcext:value-type="float">
            <text:p>431</text:p>
          </table:table-cell>
          <table:table-cell table:style-name="ce14" office:value-type="float" office:value="28695801" calcext:value-type="float">
            <text:p>28.695.801</text:p>
          </table:table-cell>
          <table:table-cell table:formula="of:=[.J37]+[.H37]+[.F37]" office:value-type="float" office:value="450" calcext:value-type="float">
            <text:p>450</text:p>
          </table:table-cell>
          <table:table-cell table:formula="of:=[.K37]+[.I37]+[.G37]" office:value-type="float" office:value="31295170" calcext:value-type="float">
            <text:p>31295170</text:p>
          </table:table-cell>
          <table:table-cell table:style-name="ce16" table:formula="of:=[.L37]/[.M37]" office:value-type="percentage" office:value="0.0000143792157064493" calcext:value-type="percentage">
            <text:p>0,001438%</text:p>
          </table:table-cell>
          <table:table-cell table:formula="of:=[.M37]+[.D37]" office:value-type="float" office:value="39173028" calcext:value-type="float">
            <text:p>39173028</text:p>
          </table:table-cell>
          <table:table-cell table:style-name="ce16" table:formula="of:=[.L37]/[.O37]" office:value-type="percentage" office:value="0.0000114874959372556" calcext:value-type="percentage">
            <text:p>0,001149%</text:p>
          </table:table-cell>
        </table:table-row>
        <table:table-row table:style-name="ro1">
          <table:table-cell table:style-name="ce2" office:value-type="date" office:date-value="2021-09-10" calcext:value-type="date">
            <text:p>10. Sep 21</text:p>
          </table:table-cell>
          <table:table-cell table:style-name="ce5" office:value-type="float" office:value="36" calcext:value-type="float">
            <text:p>36</text:p>
          </table:table-cell>
          <table:table-cell table:style-name="ce7" office:value-type="float" office:value="136" calcext:value-type="float">
            <text:p>136</text:p>
          </table:table-cell>
          <table:table-cell table:style-name="ce8" office:value-type="float" office:value="7784845" calcext:value-type="float">
            <text:p>7.784.845</text:p>
          </table:table-cell>
          <table:table-cell table:style-name="ce10" table:formula="of:=[.C38]/[.O38]" office:value-type="percentage" office:value="0.00000347244518994211" calcext:value-type="percentage">
            <text:p>0,00035%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50771" calcext:value-type="float">
            <text:p>450.77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866565" calcext:value-type="float">
            <text:p>1.866.565</text:p>
          </table:table-cell>
          <table:table-cell table:style-name="ce14" office:value-type="float" office:value="528" calcext:value-type="float">
            <text:p>528</text:p>
          </table:table-cell>
          <table:table-cell table:style-name="ce14" office:value-type="float" office:value="29063304" calcext:value-type="float">
            <text:p>29.063.304</text:p>
          </table:table-cell>
          <table:table-cell table:formula="of:=[.J38]+[.H38]+[.F38]" office:value-type="float" office:value="551" calcext:value-type="float">
            <text:p>551</text:p>
          </table:table-cell>
          <table:table-cell table:formula="of:=[.K38]+[.I38]+[.G38]" office:value-type="float" office:value="31380640" calcext:value-type="float">
            <text:p>31380640</text:p>
          </table:table-cell>
          <table:table-cell table:style-name="ce16" table:formula="of:=[.L38]/[.M38]" office:value-type="percentage" office:value="0.0000175585966379271" calcext:value-type="percentage">
            <text:p>0,001756%</text:p>
          </table:table-cell>
          <table:table-cell table:formula="of:=[.M38]+[.D38]" office:value-type="float" office:value="39165485" calcext:value-type="float">
            <text:p>39165485</text:p>
          </table:table-cell>
          <table:table-cell table:style-name="ce16" table:formula="of:=[.L38]/[.O38]" office:value-type="percentage" office:value="0.0000140685095563096" calcext:value-type="percentage">
            <text:p>0,001407%</text:p>
          </table:table-cell>
        </table:table-row>
        <table:table-row table:style-name="ro1">
          <table:table-cell table:style-name="ce2" office:value-type="date" office:date-value="2021-09-17" calcext:value-type="date">
            <text:p>17. Sep 21</text:p>
          </table:table-cell>
          <table:table-cell table:style-name="ce5" office:value-type="float" office:value="37" calcext:value-type="float">
            <text:p>37</text:p>
          </table:table-cell>
          <table:table-cell table:style-name="ce7" office:value-type="float" office:value="117" calcext:value-type="float">
            <text:p>117</text:p>
          </table:table-cell>
          <table:table-cell table:style-name="ce8" office:value-type="float" office:value="7712997" calcext:value-type="float">
            <text:p>7.712.997</text:p>
          </table:table-cell>
          <table:table-cell table:style-name="ce10" table:formula="of:=[.C39]/[.O39]" office:value-type="percentage" office:value="0.00000298796646306442" calcext:value-type="percentage">
            <text:p>0,00030%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97994" calcext:value-type="float">
            <text:p>297.99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819272" calcext:value-type="float">
            <text:p>1.819.272</text:p>
          </table:table-cell>
          <table:table-cell table:style-name="ce14" office:value-type="float" office:value="475" calcext:value-type="float">
            <text:p>475</text:p>
          </table:table-cell>
          <table:table-cell table:style-name="ce14" office:value-type="float" office:value="29326803" calcext:value-type="float">
            <text:p>29.326.803</text:p>
          </table:table-cell>
          <table:table-cell table:formula="of:=[.J39]+[.H39]+[.F39]" office:value-type="float" office:value="493" calcext:value-type="float">
            <text:p>493</text:p>
          </table:table-cell>
          <table:table-cell table:formula="of:=[.K39]+[.I39]+[.G39]" office:value-type="float" office:value="31444069" calcext:value-type="float">
            <text:p>31444069</text:p>
          </table:table-cell>
          <table:table-cell table:style-name="ce16" table:formula="of:=[.L39]/[.M39]" office:value-type="percentage" office:value="0.0000156786324314452" calcext:value-type="percentage">
            <text:p>0,001568%</text:p>
          </table:table-cell>
          <table:table-cell table:formula="of:=[.M39]+[.D39]" office:value-type="float" office:value="39157066" calcext:value-type="float">
            <text:p>39157066</text:p>
          </table:table-cell>
          <table:table-cell table:style-name="ce16" table:formula="of:=[.L39]/[.O39]" office:value-type="percentage" office:value="0.0000125903202247073" calcext:value-type="percentage">
            <text:p>0,001259%</text:p>
          </table:table-cell>
        </table:table-row>
        <table:table-row table:style-name="ro1">
          <table:table-cell table:style-name="ce2" office:value-type="date" office:date-value="2021-09-24" calcext:value-type="date">
            <text:p>24. Sep 21</text:p>
          </table:table-cell>
          <table:table-cell table:style-name="ce4" office:value-type="float" office:value="38" calcext:value-type="float">
            <text:p>38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7637511" calcext:value-type="float">
            <text:p>7.637.511</text:p>
          </table:table-cell>
          <table:table-cell table:style-name="ce10" table:formula="of:=[.C40]/[.O40]" office:value-type="percentage" office:value="0.00000242659145765732" calcext:value-type="percentage">
            <text:p>0,00024%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35586" calcext:value-type="float">
            <text:p>235.586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767211" calcext:value-type="float">
            <text:p>1.767.211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float" office:value="29509257" calcext:value-type="float">
            <text:p>29.509.257</text:p>
          </table:table-cell>
          <table:table-cell table:formula="of:=[.J40]+[.H40]+[.F40]" office:value-type="float" office:value="470" calcext:value-type="float">
            <text:p>470</text:p>
          </table:table-cell>
          <table:table-cell table:formula="of:=[.K40]+[.I40]+[.G40]" office:value-type="float" office:value="31512054" calcext:value-type="float">
            <text:p>31512054</text:p>
          </table:table-cell>
          <table:table-cell table:style-name="ce16" table:formula="of:=[.L40]/[.M40]" office:value-type="percentage" office:value="0.0000149149274750545" calcext:value-type="percentage">
            <text:p>0,001491%</text:p>
          </table:table-cell>
          <table:table-cell table:formula="of:=[.M40]+[.D40]" office:value-type="float" office:value="39149565" calcext:value-type="float">
            <text:p>39149565</text:p>
          </table:table-cell>
          <table:table-cell table:style-name="ce16" table:formula="of:=[.L40]/[.O40]" office:value-type="percentage" office:value="0.0000120052419484099" calcext:value-type="percentage">
            <text:p>0,001201%</text:p>
          </table:table-cell>
        </table:table-row>
        <table:table-row table:style-name="ro1" table:number-rows-repeated="104853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" svg:font-family="Helv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min-integer-digits="1"/>
      <number:text> </number:text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">
      <number:number number:decimal-places="1" loext:min-decimal-places="1" number:min-integer-digits="1" number:grouping="true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3" loext:min-decimal-places="3" number:min-integer-digits="1" number:grouping="true"/>
    </number:number-style>
    <number:percentage-style style:name="N121">
      <number:number number:decimal-places="3" loext:min-decimal-places="3" number:min-integer-digits="1"/>
      <number:text>%</number:text>
    </number:percentage-style>
    <number:percentage-style style:name="N122">
      <number:number number:decimal-places="4" loext:min-decimal-places="4" number:min-integer-digits="1"/>
      <number:text>%</number:text>
    </number:percentage-style>
    <number:percentage-style style:name="N123">
      <number:number number:decimal-places="5" loext:min-decimal-places="5" number:min-integer-digits="1"/>
      <number:text>%</number:text>
    </number:percentage-style>
    <number:percentage-style style:name="N124">
      <number:number number:decimal-places="6" loext:min-decimal-places="6" number:min-integer-digits="1"/>
      <number:text>%</number:text>
    </number:percentage-style>
    <number:percentage-style style:name="N125">
      <number:number number:decimal-places="7" loext:min-decimal-places="7" number:min-integer-digits="1"/>
      <number:text>%</number:text>
    </number:percentag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5">00.00.0000</text:date>, <text:time style:data-style-name="N2" text:time-value="11:14:39.0641643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09:34:24.389140665</meta:creation-date>
    <dc:date>2021-11-05T11:15:48.612346034</dc:date>
    <meta:editing-duration>PT33M3S</meta:editing-duration>
    <meta:editing-cycles>11</meta:editing-cycles>
    <meta:generator>LibreOffice/5.1.6.2$Linux_X86_64 LibreOffice_project/10m0$Build-2</meta:generator>
    <meta:document-statistic meta:table-count="1" meta:cell-count="6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3">
      <number:number number:decimal-places="5" loext:min-decimal-places="5" number:min-integer-digits="1"/>
      <number:text>%</number:text>
    </number:percentage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3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09cm" svg:y="0.316cm" chart:style-name="ch2">
          <text:p>England: Comparism on death rates vaxxed vs. unvaxxed individuals</text:p>
        </chart:title>
        <chart:subtitle svg:x="4.477cm" svg:y="1.275cm" chart:style-name="ch3">
          <text:p>Based on respective share of population</text:p>
        </chart:subtitle>
        <chart:legend chart:legend-position="end" svg:x="10.132cm" svg:y="3.753cm" style:legend-expansion="high" chart:style-name="ch4"/>
        <chart:plot-area chart:style-name="ch5" table:cell-range-address="Tabelle1.A3:Tabelle1.A40 Tabelle1.E2:Tabelle1.E40 Tabelle1.N2:Tabelle1.N40" chart:data-source-has-labels="both" svg:x="1.331cm" svg:y="2.138cm" svg:width="8.481cm" svg:height="5.701cm">
          <chartooo:coordinate-region svg:x="3.117cm" svg:y="2.337cm" svg:width="6.695cm" svg:height="4.855cm"/>
          <chart:axis chart:dimension="x" chart:name="primary-x" chart:style-name="ch6" chartooo:axis-type="auto">
            <chartooo:date-scale/>
            <chart:title svg:x="5.117cm" svg:y="8.019cm" chart:style-name="ch7">
              <text:p>Week</text:p>
            </chart:title>
            <chart:categories table:cell-range-address="Tabelle1.A3:Tabelle1.A40"/>
          </chart:axis>
          <chart:axis chart:dimension="y" chart:name="primary-y" chart:style-name="ch8">
            <chart:title svg:x="0.451cm" svg:y="5.971cm" chart:style-name="ch9">
              <text:p>Mortality rate</text:p>
            </chart:title>
            <chart:grid chart:style-name="ch10" chart:class="major"/>
          </chart:axis>
          <chart:series chart:style-name="ch11" chart:values-cell-range-address="Tabelle1.E3:Tabelle1.E40" chart:label-cell-address="Tabelle1.E2:Tabelle1.E2" chart:class="chart:line">
            <chart:data-point chart:repeated="38"/>
          </chart:series>
          <chart:series chart:style-name="ch12" chart:values-cell-range-address="Tabelle1.N3:Tabelle1.N40" chart:label-cell-address="Tabelle1.N2:Tabelle1.N2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 rate (unvaxxed)</text:p>
                <draw:g>
                  <svg:desc>Tabelle1.E2:Tabelle1.E2</svg:desc>
                </draw:g>
              </table:table-cell>
              <table:table-cell office:value-type="string">
                <text:p>Death rate (vaxxed) on partial population</text:p>
                <draw:g>
                  <svg:desc>Tabelle1.N2:Tabelle1.N2</svg:desc>
                </draw:g>
              </table:table-cell>
            </table:table-row>
          </table:table-header-rows>
          <table:table-rows>
            <table:table-row>
              <table:table-cell office:value-type="float" office:value="44204">
                <text:p>44204</text:p>
                <draw:g>
                  <svg:desc>Tabelle1.A3:Tabelle1.A40</svg:desc>
                </draw:g>
              </table:table-cell>
              <table:table-cell office:value-type="float" office:value="0.000121829325118895">
                <text:p>0.000121829325118895</text:p>
                <draw:g>
                  <svg:desc>Tabelle1.E3:Tabelle1.E40</svg:desc>
                </draw:g>
              </table:table-cell>
              <table:table-cell office:value-type="float" office:value="0.000125168174675718">
                <text:p>0.000125168174675718</text:p>
                <draw:g>
                  <svg:desc>Tabelle1.N3:Tabelle1.N40</svg:desc>
                </draw:g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0.000155022781310447">
                <text:p>0.000155022781310447</text:p>
              </table:table-cell>
              <table:table-cell office:value-type="float" office:value="0.00017798260404347">
                <text:p>0.00017798260404347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0.000167212712740376">
                <text:p>0.000167212712740376</text:p>
              </table:table-cell>
              <table:table-cell office:value-type="float" office:value="0.000191999861465714">
                <text:p>0.000191999861465714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0.00013157701778262">
                <text:p>0.00013157701778262</text:p>
              </table:table-cell>
              <table:table-cell office:value-type="float" office:value="0.000210833756885597">
                <text:p>0.000210833756885597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.0000897769109849218">
                <text:p>0.0000897769109849218</text:p>
              </table:table-cell>
              <table:table-cell office:value-type="float" office:value="0.000187860790361975">
                <text:p>0.000187860790361975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0.0000617699783111117">
                <text:p>0.0000617699783111117</text:p>
              </table:table-cell>
              <table:table-cell office:value-type="float" office:value="0.000129131908821343">
                <text:p>0.000129131908821343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0.0000415622589674959">
                <text:p>0.0000415622589674959</text:p>
              </table:table-cell>
              <table:table-cell office:value-type="float" office:value="0.0000980244184668916">
                <text:p>0.0000980244184668916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0.0000254714829970225">
                <text:p>0.0000254714829970225</text:p>
              </table:table-cell>
              <table:table-cell office:value-type="float" office:value="0.0000650181905423376">
                <text:p>0.000065018190542337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0000167518783965133">
                <text:p>0.0000167518783965133</text:p>
              </table:table-cell>
              <table:table-cell office:value-type="float" office:value="0.0000419148934802412">
                <text:p>0.0000419148934802412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0.00000993896534760667">
                <text:p>0.00000993896534760667</text:p>
              </table:table-cell>
              <table:table-cell office:value-type="float" office:value="0.0000304338081284252">
                <text:p>0.0000304338081284252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0.00000607519654595336">
                <text:p>0.00000607519654595336</text:p>
              </table:table-cell>
              <table:table-cell office:value-type="float" office:value="0.0000189222681066896">
                <text:p>0.0000189222681066896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0.00000421960995603243">
                <text:p>0.00000421960995603243</text:p>
              </table:table-cell>
              <table:table-cell office:value-type="float" office:value="0.0000135474276904859">
                <text:p>0.0000135474276904859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0.0000023135482836637">
                <text:p>0.0000023135482836637</text:p>
              </table:table-cell>
              <table:table-cell office:value-type="float" office:value="0.00000863388715726463">
                <text:p>0.00000863388715726463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0.00000213598102760623">
                <text:p>0.00000213598102760623</text:p>
              </table:table-cell>
              <table:table-cell office:value-type="float" office:value="0.00000688176840355798">
                <text:p>0.00000688176840355798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0.00000137338475964088">
                <text:p>0.00000137338475964088</text:p>
              </table:table-cell>
              <table:table-cell office:value-type="float" office:value="0.00000574911443888775">
                <text:p>0.00000574911443888775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0.00000117013760004168">
                <text:p>0.00000117013760004168</text:p>
              </table:table-cell>
              <table:table-cell office:value-type="float" office:value="0.00000435961581868648">
                <text:p>0.00000435961581868648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0.000000890488806097742">
                <text:p>0.000000890488806097742</text:p>
              </table:table-cell>
              <table:table-cell office:value-type="float" office:value="0.00000281426131542018">
                <text:p>0.0000028142613154201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0.000000508942708675544">
                <text:p>0.000000508942708675544</text:p>
              </table:table-cell>
              <table:table-cell office:value-type="float" office:value="0.00000267724604467788">
                <text:p>0.00000267724604467788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0.000000509037217696231">
                <text:p>0.000000509037217696231</text:p>
              </table:table-cell>
              <table:table-cell office:value-type="float" office:value="0.00000192767275441786">
                <text:p>0.00000192767275441786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0.000000458218597305812">
                <text:p>0.000000458218597305812</text:p>
              </table:table-cell>
              <table:table-cell office:value-type="float" office:value="0.00000143852725911958">
                <text:p>0.00000143852725911958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0.000000381919084840397">
                <text:p>0.000000381919084840397</text:p>
              </table:table-cell>
              <table:table-cell office:value-type="float" office:value="0.00000166430719600663">
                <text:p>0.00000166430719600663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0.000000458384599194236">
                <text:p>0.000000458384599194236</text:p>
              </table:table-cell>
              <table:table-cell office:value-type="float" office:value="0.00000141126282062638">
                <text:p>0.00000141126282062638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0.000000534878429010094">
                <text:p>0.000000534878429010094</text:p>
              </table:table-cell>
              <table:table-cell office:value-type="float" office:value="0.00000145354736963706">
                <text:p>0.00000145354736963706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0.000000331173884300022">
                <text:p>0.000000331173884300022</text:p>
              </table:table-cell>
              <table:table-cell office:value-type="float" office:value="0.00000159011421048321">
                <text:p>0.00000159011421048321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0.000000687944028058536">
                <text:p>0.000000687944028058536</text:p>
              </table:table-cell>
              <table:table-cell office:value-type="float" office:value="0.00000192170236474741">
                <text:p>0.00000192170236474741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0.000000942904363070779">
                <text:p>0.000000942904363070779</text:p>
              </table:table-cell>
              <table:table-cell office:value-type="float" office:value="0.00000258998969655008">
                <text:p>0.00000258998969655008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0.000000943077546998206">
                <text:p>0.000000943077546998206</text:p>
              </table:table-cell>
              <table:table-cell office:value-type="float" office:value="0.00000349081902959154">
                <text:p>0.00000349081902959154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0.00000140213517143907">
                <text:p>0.00000140213517143907</text:p>
              </table:table-cell>
              <table:table-cell office:value-type="float" office:value="0.00000482049945789191">
                <text:p>0.00000482049945789191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0.0000023458162545586">
                <text:p>0.0000023458162545586</text:p>
              </table:table-cell>
              <table:table-cell office:value-type="float" office:value="0.00000785182173434192">
                <text:p>0.00000785182173434192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0.00000293288951999004">
                <text:p>0.00000293288951999004</text:p>
              </table:table-cell>
              <table:table-cell office:value-type="float" office:value="0.0000086082149668317">
                <text:p>0.0000086082149668317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0.00000341810514688325">
                <text:p>0.00000341810514688325</text:p>
              </table:table-cell>
              <table:table-cell office:value-type="float" office:value="0.0000094618855997997">
                <text:p>0.0000094618855997997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0.00000267887430538065">
                <text:p>0.00000267887430538065</text:p>
              </table:table-cell>
              <table:table-cell office:value-type="float" office:value="0.0000109855147537576">
                <text:p>0.0000109855147537576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0.00000313871296998112">
                <text:p>0.00000313871296998112</text:p>
              </table:table-cell>
              <table:table-cell office:value-type="float" office:value="0.0000121502438402061">
                <text:p>0.0000121502438402061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00000349663905351239">
                <text:p>0.00000349663905351239</text:p>
              </table:table-cell>
              <table:table-cell office:value-type="float" office:value="0.0000130920494294177">
                <text:p>0.0000130920494294177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00000311438778743374">
                <text:p>0.00000311438778743374</text:p>
              </table:table-cell>
              <table:table-cell office:value-type="float" office:value="0.0000143792157064493">
                <text:p>0.0000143792157064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00000347244518994211">
                <text:p>0.00000347244518994211</text:p>
              </table:table-cell>
              <table:table-cell office:value-type="float" office:value="0.0000175585966379271">
                <text:p>0.00001755859663792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00000298796646306442">
                <text:p>0.00000298796646306442</text:p>
              </table:table-cell>
              <table:table-cell office:value-type="float" office:value="0.0000156786324314452">
                <text:p>0.0000156786324314452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00000242659145765732">
                <text:p>0.00000242659145765732</text:p>
              </table:table-cell>
              <table:table-cell office:value-type="float" office:value="0.0000149149274750545">
                <text:p>0.0000149149274750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3">
      <number:number number:decimal-places="5" loext:min-decimal-places="5" number:min-integer-digits="1"/>
      <number:text>%</number:text>
    </number:percentage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3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88cm" svg:height="10.388cm" xlink:href=".." xlink:type="simple" chart:class="chart:line" chart:style-name="ch1">
        <chart:title svg:x="1.634cm" svg:y="0.343cm" chart:style-name="ch2">
          <text:p>England: Comparisn on mortality rates between vaxxed and unvaxxed population</text:p>
        </chart:title>
        <chart:legend chart:legend-position="end" svg:x="14.657cm" svg:y="4.646cm" style:legend-expansion="high" chart:style-name="ch3"/>
        <chart:plot-area chart:style-name="ch4" table:cell-range-address="Tabelle1.A3:Tabelle1.A40 Tabelle1.E2:Tabelle1.E40 Tabelle1.P2:Tabelle1.P40" chart:data-source-has-labels="both" svg:x="1.398cm" svg:y="1.329cm" svg:width="12.872cm" svg:height="7.871cm">
          <chartooo:coordinate-region svg:x="3.184cm" svg:y="1.528cm" svg:width="10.919cm" svg:height="7.025cm"/>
          <chart:axis chart:dimension="x" chart:name="primary-x" chart:style-name="ch5" chartooo:axis-type="auto">
            <chartooo:date-scale/>
            <chart:title svg:x="7.433cm" svg:y="9.407cm" chart:style-name="ch6">
              <text:p>Date</text:p>
            </chart:title>
            <chart:categories table:cell-range-address="Tabelle1.A3:Tabelle1.A40"/>
          </chart:axis>
          <chart:axis chart:dimension="y" chart:name="primary-y" chart:style-name="ch7">
            <chart:title svg:x="0.451cm" svg:y="7.597cm" chart:style-name="ch8">
              <text:p>Death rate based an population</text:p>
            </chart:title>
            <chart:grid chart:style-name="ch9" chart:class="major"/>
          </chart:axis>
          <chart:series chart:style-name="ch10" chart:values-cell-range-address="Tabelle1.E3:Tabelle1.E40" chart:label-cell-address="Tabelle1.E2:Tabelle1.E2" chart:class="chart:line">
            <chart:data-point chart:repeated="38"/>
          </chart:series>
          <chart:series chart:style-name="ch11" chart:values-cell-range-address="Tabelle1.P3:Tabelle1.P40" chart:label-cell-address="Tabelle1.P2:Tabelle1.P2" chart:class="chart:line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 rate (unvaxxed)</text:p>
                <draw:g>
                  <svg:desc>Tabelle1.E2:Tabelle1.E2</svg:desc>
                </draw:g>
              </table:table-cell>
              <table:table-cell office:value-type="string">
                <text:p>Death rate (vaxxed)</text:p>
                <draw:g>
                  <svg:desc>Tabelle1.P2:Tabelle1.P2</svg:desc>
                </draw:g>
              </table:table-cell>
            </table:table-row>
          </table:table-header-rows>
          <table:table-rows>
            <table:table-row>
              <table:table-cell office:value-type="float" office:value="44204">
                <text:p>44204</text:p>
                <draw:g>
                  <svg:desc>Tabelle1.A3:Tabelle1.A40</svg:desc>
                </draw:g>
              </table:table-cell>
              <table:table-cell office:value-type="float" office:value="0.000121829325118895">
                <text:p>0.000121829325118895</text:p>
                <draw:g>
                  <svg:desc>Tabelle1.E3:Tabelle1.E40</svg:desc>
                </draw:g>
              </table:table-cell>
              <table:table-cell office:value-type="float" office:value="0.0000049544772467538">
                <text:p>0.0000049544772467538</text:p>
                <draw:g>
                  <svg:desc>Tabelle1.P3:Tabelle1.P40</svg:desc>
                </draw:g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0.000155022781310447">
                <text:p>0.000155022781310447</text:p>
              </table:table-cell>
              <table:table-cell office:value-type="float" office:value="0.0000128825684517943">
                <text:p>0.0000128825684517943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0.000167212712740376">
                <text:p>0.000167212712740376</text:p>
              </table:table-cell>
              <table:table-cell office:value-type="float" office:value="0.0000225406802736647">
                <text:p>0.0000225406802736647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0.00013157701778262">
                <text:p>0.00013157701778262</text:p>
              </table:table-cell>
              <table:table-cell office:value-type="float" office:value="0.0000345907516326339">
                <text:p>0.000034590751632633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.0000897769109849218">
                <text:p>0.0000897769109849218</text:p>
              </table:table-cell>
              <table:table-cell office:value-type="float" office:value="0.0000398556615018">
                <text:p>0.0000398556615018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0.0000617699783111117">
                <text:p>0.0000617699783111117</text:p>
              </table:table-cell>
              <table:table-cell office:value-type="float" office:value="0.0000341641361523186">
                <text:p>0.0000341641361523186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0.0000415622589674959">
                <text:p>0.0000415622589674959</text:p>
              </table:table-cell>
              <table:table-cell office:value-type="float" office:value="0.0000307077729863823">
                <text:p>0.0000307077729863823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0.0000254714829970225">
                <text:p>0.0000254714829970225</text:p>
              </table:table-cell>
              <table:table-cell office:value-type="float" office:value="0.0000232853078096533">
                <text:p>0.000023285307809653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0000167518783965133">
                <text:p>0.0000167518783965133</text:p>
              </table:table-cell>
              <table:table-cell office:value-type="float" office:value="0.0000165739373513303">
                <text:p>0.0000165739373513303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0.00000993896534760667">
                <text:p>0.00000993896534760667</text:p>
              </table:table-cell>
              <table:table-cell office:value-type="float" office:value="0.0000130401258908497">
                <text:p>0.0000130401258908497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0.00000607519654595336">
                <text:p>0.00000607519654595336</text:p>
              </table:table-cell>
              <table:table-cell office:value-type="float" office:value="0.0000092017621323645">
                <text:p>0.0000092017621323645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0.00000421960995603243">
                <text:p>0.00000421960995603243</text:p>
              </table:table-cell>
              <table:table-cell office:value-type="float" office:value="0.00000724451106909182">
                <text:p>0.0000072445110690918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0.0000023135482836637">
                <text:p>0.0000023135482836637</text:p>
              </table:table-cell>
              <table:table-cell office:value-type="float" office:value="0.00000485590903494249">
                <text:p>0.00000485590903494249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0.00000213598102760623">
                <text:p>0.00000213598102760623</text:p>
              </table:table-cell>
              <table:table-cell office:value-type="float" office:value="0.00000391596521727809">
                <text:p>0.00000391596521727809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0.00000137338475964088">
                <text:p>0.00000137338475964088</text:p>
              </table:table-cell>
              <table:table-cell office:value-type="float" office:value="0.00000333172969468436">
                <text:p>0.00000333172969468436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0.00000117013760004168">
                <text:p>0.00000117013760004168</text:p>
              </table:table-cell>
              <table:table-cell office:value-type="float" office:value="0.00000259465293922285">
                <text:p>0.00000259465293922285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0.000000890488806097742">
                <text:p>0.000000890488806097742</text:p>
              </table:table-cell>
              <table:table-cell office:value-type="float" office:value="0.00000170465000024425">
                <text:p>0.00000170465000024425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0.000000508942708675544">
                <text:p>0.000000508942708675544</text:p>
              </table:table-cell>
              <table:table-cell office:value-type="float" office:value="0.00000165406380319552">
                <text:p>0.00000165406380319552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0.000000509037217696231">
                <text:p>0.000000509037217696231</text:p>
              </table:table-cell>
              <table:table-cell office:value-type="float" office:value="0.00000122168932247095">
                <text:p>0.00000122168932247095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0.000000458218597305812">
                <text:p>0.000000458218597305812</text:p>
              </table:table-cell>
              <table:table-cell office:value-type="float" office:value="0.000000941893783350836">
                <text:p>0.000000941893783350836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0.000000381919084840397">
                <text:p>0.000000381919084840397</text:p>
              </table:table-cell>
              <table:table-cell office:value-type="float" office:value="0.0000011202959821985">
                <text:p>0.0000011202959821985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0.000000458384599194236">
                <text:p>0.000000458384599194236</text:p>
              </table:table-cell>
              <table:table-cell office:value-type="float" office:value="0.000000967700820521165">
                <text:p>0.000000967700820521165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0.000000534878429010094">
                <text:p>0.000000534878429010094</text:p>
              </table:table-cell>
              <table:table-cell office:value-type="float" office:value="0.00000101881605525732">
                <text:p>0.00000101881605525732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0.000000331173884300022">
                <text:p>0.000000331173884300022</text:p>
              </table:table-cell>
              <table:table-cell office:value-type="float" office:value="0.00000114637113796161">
                <text:p>0.00000114637113796161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0.000000687944028058536">
                <text:p>0.000000687944028058536</text:p>
              </table:table-cell>
              <table:table-cell office:value-type="float" office:value="0.0000014268468730103">
                <text:p>0.0000014268468730103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0.000000942904363070779">
                <text:p>0.000000942904363070779</text:p>
              </table:table-cell>
              <table:table-cell office:value-type="float" office:value="0.0000019622604312554">
                <text:p>0.0000019622604312554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0.000000943077546998206">
                <text:p>0.000000943077546998206</text:p>
              </table:table-cell>
              <table:table-cell office:value-type="float" office:value="0.0000026763011468868">
                <text:p>0.0000026763011468868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0.00000140213517143907">
                <text:p>0.00000140213517143907</text:p>
              </table:table-cell>
              <table:table-cell office:value-type="float" office:value="0.00000372203154600189">
                <text:p>0.00000372203154600189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0.0000023458162545586">
                <text:p>0.0000023458162545586</text:p>
              </table:table-cell>
              <table:table-cell office:value-type="float" office:value="0.00000609402266129896">
                <text:p>0.00000609402266129896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0.00000293288951999004">
                <text:p>0.00000293288951999004</text:p>
              </table:table-cell>
              <table:table-cell office:value-type="float" office:value="0.00000670739081528157">
                <text:p>0.00000670739081528157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0.00000341810514688325">
                <text:p>0.00000341810514688325</text:p>
              </table:table-cell>
              <table:table-cell office:value-type="float" office:value="0.0000073973917357921">
                <text:p>0.0000073973917357921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0.00000267887430538065">
                <text:p>0.00000267887430538065</text:p>
              </table:table-cell>
              <table:table-cell office:value-type="float" office:value="0.00000862342395446342">
                <text:p>0.00000862342395446342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0.00000313871296998112">
                <text:p>0.00000313871296998112</text:p>
              </table:table-cell>
              <table:table-cell office:value-type="float" office:value="0.0000095947648513244">
                <text:p>0.0000095947648513244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00000349663905351239">
                <text:p>0.00000349663905351239</text:p>
              </table:table-cell>
              <table:table-cell office:value-type="float" office:value="0.0000104133484221391">
                <text:p>0.000010413348422139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00000311438778743374">
                <text:p>0.00000311438778743374</text:p>
              </table:table-cell>
              <table:table-cell office:value-type="float" office:value="0.0000114874959372556">
                <text:p>0.0000114874959372556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00000347244518994211">
                <text:p>0.00000347244518994211</text:p>
              </table:table-cell>
              <table:table-cell office:value-type="float" office:value="0.0000140685095563096">
                <text:p>0.000014068509556309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00000298796646306442">
                <text:p>0.00000298796646306442</text:p>
              </table:table-cell>
              <table:table-cell office:value-type="float" office:value="0.0000125903202247073">
                <text:p>0.000012590320224707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00000242659145765732">
                <text:p>0.00000242659145765732</text:p>
              </table:table-cell>
              <table:table-cell office:value-type="float" office:value="0.0000120052419484099">
                <text:p>0.00001200524194840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